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style:font-name="Calibri" fo:font-size="10pt" style:text-underline-style="solid" style:text-underline-width="auto" style:text-underline-color="font-color" fo:font-weight="bold" officeooo:rsid="00059d1d" officeooo:paragraph-rsid="00059d1d" style:font-size-asian="10pt" style:font-weight-asian="bold" style:font-size-complex="10pt" style:font-weight-complex="bold"/>
    </style:style>
    <style:style style:name="P2" style:family="paragraph" style:parent-style-name="Standard">
      <style:text-properties style:font-name="Calibri" fo:font-size="10pt" officeooo:rsid="00059d1d" officeooo:paragraph-rsid="00059d1d" style:font-size-asian="10pt" style:font-size-complex="10pt"/>
    </style:style>
    <style:style style:name="P3" style:family="paragraph" style:parent-style-name="Standard" style:list-style-name="L1">
      <style:text-properties style:font-name="Calibri" fo:font-size="10pt" officeooo:rsid="00059d1d" officeooo:paragraph-rsid="0013282f" style:font-size-asian="10pt" style:font-size-complex="10pt"/>
    </style:style>
    <style:style style:name="P4" style:family="paragraph" style:parent-style-name="Standard">
      <style:text-properties style:font-name="Calibri" fo:font-size="10pt" officeooo:rsid="00059d1d" officeooo:paragraph-rsid="002e6e38" style:font-size-asian="10pt" style:font-size-complex="10pt"/>
    </style:style>
    <style:style style:name="P5" style:family="paragraph" style:parent-style-name="Standard" style:list-style-name="L4">
      <style:text-properties style:font-name="Calibri" fo:font-size="10pt" officeooo:rsid="00059d1d" officeooo:paragraph-rsid="00059d1d" style:font-size-asian="10pt" style:font-size-complex="10pt"/>
    </style:style>
    <style:style style:name="P6" style:family="paragraph" style:parent-style-name="Standard">
      <style:text-properties style:font-name="Calibri" fo:font-size="10pt" officeooo:rsid="00059d1d" officeooo:paragraph-rsid="00192790" style:font-size-asian="10pt" style:font-size-complex="10pt"/>
    </style:style>
    <style:style style:name="P7" style:family="paragraph" style:parent-style-name="Standard">
      <style:text-properties style:font-name="Calibri" fo:font-size="10pt" officeooo:rsid="0009f973" officeooo:paragraph-rsid="001f6e6b" style:font-size-asian="10pt" style:font-size-complex="10pt"/>
    </style:style>
    <style:style style:name="P8" style:family="paragraph" style:parent-style-name="Standard" style:list-style-name="L1">
      <style:text-properties style:font-name="Calibri" fo:font-size="10pt" officeooo:rsid="003ec859" officeooo:paragraph-rsid="003ec859" style:font-size-asian="10pt" style:font-size-complex="10pt"/>
    </style:style>
    <style:style style:name="P9" style:family="paragraph" style:parent-style-name="Standard" style:list-style-name="L1">
      <style:text-properties style:font-name="Calibri" fo:font-size="10pt" officeooo:rsid="003ec859" officeooo:paragraph-rsid="004206f2" style:font-size-asian="10pt" style:font-size-complex="10pt"/>
    </style:style>
    <style:style style:name="P10" style:family="paragraph" style:parent-style-name="Standard" style:list-style-name="L1">
      <style:text-properties style:font-name="Calibri" fo:font-size="10pt" officeooo:rsid="003ec859" officeooo:paragraph-rsid="00435d33" style:font-size-asian="10pt" style:font-size-complex="10pt"/>
    </style:style>
    <style:style style:name="P11" style:family="paragraph" style:parent-style-name="Standard" style:list-style-name="L1">
      <style:text-properties style:font-name="Calibri" fo:font-size="10pt" officeooo:rsid="000bbf28" officeooo:paragraph-rsid="000bbf28" style:font-size-asian="10pt" style:font-size-complex="10pt"/>
    </style:style>
    <style:style style:name="P12" style:family="paragraph" style:parent-style-name="Standard" style:list-style-name="L1">
      <style:text-properties style:font-name="Calibri" fo:font-size="10pt" officeooo:rsid="000f5fff" officeooo:paragraph-rsid="004cf3ab" style:font-size-asian="10pt" style:font-size-complex="10pt"/>
    </style:style>
    <style:style style:name="P13" style:family="paragraph" style:parent-style-name="Standard" style:list-style-name="L1">
      <style:text-properties style:font-name="Calibri" fo:font-size="10pt" officeooo:rsid="0013fe0e" officeooo:paragraph-rsid="0013fe0e" style:font-size-asian="10pt" style:font-size-complex="10pt"/>
    </style:style>
    <style:style style:name="P14" style:family="paragraph" style:parent-style-name="Standard" style:list-style-name="L3">
      <style:text-properties style:font-name="Calibri" fo:font-size="10pt" officeooo:rsid="0013fe0e" officeooo:paragraph-rsid="00184f9f" style:font-size-asian="10pt" style:font-size-complex="10pt"/>
    </style:style>
    <style:style style:name="P15" style:family="paragraph" style:parent-style-name="Standard" style:list-style-name="L1">
      <style:text-properties style:font-name="Calibri" fo:font-size="10pt" officeooo:rsid="002b2380" officeooo:paragraph-rsid="002b2380" style:font-size-asian="10pt" style:font-size-complex="10pt"/>
    </style:style>
    <style:style style:name="P16" style:family="paragraph" style:parent-style-name="Standard" style:list-style-name="L3">
      <style:text-properties style:font-name="Calibri" fo:font-size="10pt" officeooo:rsid="00184f9f" officeooo:paragraph-rsid="00184f9f" style:font-size-asian="10pt" style:font-size-complex="10pt"/>
    </style:style>
    <style:style style:name="P17" style:family="paragraph" style:parent-style-name="Standard" style:list-style-name="L1">
      <style:text-properties style:font-name="Calibri" fo:font-size="10pt" officeooo:rsid="004086bc" officeooo:paragraph-rsid="00447761" style:font-size-asian="10pt" style:font-size-complex="10pt"/>
    </style:style>
    <style:style style:name="P18" style:family="paragraph" style:parent-style-name="Standard" style:list-style-name="L1">
      <style:text-properties style:font-name="Calibri" fo:font-size="10pt" officeooo:rsid="00464b20" officeooo:paragraph-rsid="00464b20" style:font-size-asian="10pt" style:font-size-complex="10pt"/>
    </style:style>
    <style:style style:name="P19" style:family="paragraph" style:parent-style-name="Standard" style:list-style-name="L1">
      <style:text-properties style:font-name="Calibri" fo:font-size="10pt" officeooo:rsid="00531ade" officeooo:paragraph-rsid="00538f26" style:font-size-asian="10pt" style:font-size-complex="10pt"/>
    </style:style>
    <style:style style:name="P20" style:family="paragraph" style:parent-style-name="Standard" style:list-style-name="L1">
      <style:text-properties style:font-name="Calibri" fo:font-size="10pt" officeooo:rsid="00538f26" officeooo:paragraph-rsid="005de6eb" style:font-size-asian="10pt" style:font-size-complex="10pt"/>
    </style:style>
    <style:style style:name="P21" style:family="paragraph" style:parent-style-name="Standard" style:list-style-name="L1">
      <style:text-properties style:font-name="Calibri" fo:font-size="10pt" officeooo:rsid="00538f26" officeooo:paragraph-rsid="0061f82f" style:font-size-asian="10pt" style:font-size-complex="10pt"/>
    </style:style>
    <style:style style:name="P22" style:family="paragraph" style:parent-style-name="Standard" style:list-style-name="L1">
      <style:text-properties style:font-name="Calibri" fo:font-size="10pt" officeooo:rsid="00538f26" officeooo:paragraph-rsid="0069c419" style:font-size-asian="10pt" style:font-size-complex="10pt"/>
    </style:style>
    <style:style style:name="P23" style:family="paragraph" style:parent-style-name="Standard" style:list-style-name="L1">
      <style:text-properties style:font-name="Calibri" fo:font-size="10pt" officeooo:rsid="006ab9c3" officeooo:paragraph-rsid="006b6d1b" style:font-size-asian="10pt" style:font-size-complex="10pt"/>
    </style:style>
    <style:style style:name="P24" style:family="paragraph" style:parent-style-name="Standard" style:list-style-name="L1">
      <style:text-properties style:font-name="Calibri" fo:font-size="10pt" officeooo:rsid="006ab9c3" officeooo:paragraph-rsid="0071177b" style:font-size-asian="10pt" style:font-size-complex="10pt"/>
    </style:style>
    <style:style style:name="P25" style:family="paragraph" style:parent-style-name="Standard" style:list-style-name="L1">
      <style:text-properties style:font-name="Calibri" fo:font-size="10pt" officeooo:rsid="006ab9c3" officeooo:paragraph-rsid="00751f38" style:font-size-asian="10pt" style:font-size-complex="10pt"/>
    </style:style>
    <style:style style:name="P26" style:family="paragraph" style:parent-style-name="Standard" style:list-style-name="L2">
      <style:text-properties style:font-name="Calibri" fo:font-size="10pt" officeooo:rsid="00794eec" officeooo:paragraph-rsid="00794eec" style:font-size-asian="10pt" style:font-size-complex="10pt"/>
    </style:style>
    <style:style style:name="P27" style:family="paragraph" style:parent-style-name="Standard" style:list-style-name="L2">
      <style:text-properties style:font-name="Calibri" fo:font-size="10pt" officeooo:rsid="00794eec" officeooo:paragraph-rsid="007dca86" style:font-size-asian="10pt" style:font-size-complex="10pt"/>
    </style:style>
    <style:style style:name="P28" style:family="paragraph" style:parent-style-name="Standard" style:list-style-name="L3">
      <style:text-properties style:font-name="Calibri" fo:font-size="10pt" officeooo:rsid="0080bb65" officeooo:paragraph-rsid="00829f15" style:font-size-asian="10pt" style:font-size-complex="10pt"/>
    </style:style>
    <style:style style:name="P29" style:family="paragraph" style:parent-style-name="Standard" style:list-style-name="L3">
      <style:text-properties style:font-name="Calibri" fo:font-size="10pt" officeooo:rsid="0080bb65" officeooo:paragraph-rsid="0087a715" style:font-size-asian="10pt" style:font-size-complex="10pt"/>
    </style:style>
    <style:style style:name="P30" style:family="paragraph" style:parent-style-name="Standard" style:list-style-name="L3">
      <style:text-properties style:font-name="Calibri" fo:font-size="10pt" officeooo:rsid="0080bb65" officeooo:paragraph-rsid="008810e0" style:font-size-asian="10pt" style:font-size-complex="10pt"/>
    </style:style>
    <style:style style:name="P31" style:family="paragraph" style:parent-style-name="Standard" style:list-style-name="L4">
      <style:text-properties style:font-name="Calibri" fo:font-size="10pt" officeooo:rsid="00904619" officeooo:paragraph-rsid="009080d3" style:font-size-asian="10pt" style:font-size-complex="10pt"/>
    </style:style>
    <style:style style:name="P32" style:family="paragraph" style:parent-style-name="Standard" style:list-style-name="L5">
      <style:text-properties style:font-name="Calibri" fo:font-size="10pt" officeooo:rsid="00904619" officeooo:paragraph-rsid="00932b24" style:font-size-asian="10pt" style:font-size-complex="10pt"/>
    </style:style>
    <style:style style:name="P33" style:family="paragraph" style:parent-style-name="Standard" style:list-style-name="L5">
      <style:text-properties style:font-name="Calibri" fo:font-size="10pt" officeooo:rsid="00904619" officeooo:paragraph-rsid="00952aec" style:font-size-asian="10pt" style:font-size-complex="10pt"/>
    </style:style>
    <style:style style:name="P34" style:family="paragraph" style:parent-style-name="Standard" style:list-style-name="L5">
      <style:text-properties style:font-name="Calibri" fo:font-size="10pt" officeooo:rsid="00904619" officeooo:paragraph-rsid="0096a53c" style:font-size-asian="10pt" style:font-size-complex="10pt"/>
    </style:style>
    <style:style style:name="P35" style:family="paragraph" style:parent-style-name="Standard" style:list-style-name="L5">
      <style:text-properties style:font-name="Calibri" fo:font-size="10pt" officeooo:rsid="00904619" officeooo:paragraph-rsid="0096ee5f" style:font-size-asian="10pt" style:font-size-complex="10pt"/>
    </style:style>
    <style:style style:name="P36" style:family="paragraph" style:parent-style-name="Standard" style:list-style-name="L5">
      <style:text-properties style:font-name="Calibri" fo:font-size="10pt" officeooo:rsid="00904619" officeooo:paragraph-rsid="00979d5a" style:font-size-asian="10pt" style:font-size-complex="10pt"/>
    </style:style>
    <style:style style:name="P37" style:family="paragraph" style:parent-style-name="Standard" style:list-style-name="L5">
      <style:text-properties style:font-name="Calibri" fo:font-size="10pt" officeooo:rsid="00904619" officeooo:paragraph-rsid="009a9212" style:font-size-asian="10pt" style:font-size-complex="10pt"/>
    </style:style>
    <style:style style:name="P38" style:family="paragraph" style:parent-style-name="Standard" style:list-style-name="L5">
      <style:text-properties style:font-name="Calibri" fo:font-size="10pt" officeooo:rsid="00904619" officeooo:paragraph-rsid="009e4353" style:font-size-asian="10pt" style:font-size-complex="10pt"/>
    </style:style>
    <style:style style:name="P39" style:family="paragraph" style:parent-style-name="Standard" style:list-style-name="L5">
      <style:text-properties style:font-name="Calibri" fo:font-size="10pt" officeooo:rsid="00904619" officeooo:paragraph-rsid="00a6f480" style:font-size-asian="10pt" style:font-size-complex="10pt"/>
    </style:style>
    <style:style style:name="P40" style:family="paragraph" style:parent-style-name="Standard" style:list-style-name="L5">
      <style:text-properties style:font-name="Calibri" fo:font-size="10pt" officeooo:rsid="00904619" officeooo:paragraph-rsid="00a83173" style:font-size-asian="10pt" style:font-size-complex="10pt"/>
    </style:style>
    <style:style style:name="P41" style:family="paragraph" style:parent-style-name="Standard" style:list-style-name="L5">
      <style:text-properties style:font-name="Calibri" fo:font-size="10pt" officeooo:rsid="00904619" officeooo:paragraph-rsid="00ab20e3" style:font-size-asian="10pt" style:font-size-complex="10pt"/>
    </style:style>
    <style:style style:name="P42" style:family="paragraph" style:parent-style-name="Standard" style:list-style-name="L5">
      <style:text-properties style:font-name="Calibri" fo:font-size="10pt" officeooo:rsid="00904619" officeooo:paragraph-rsid="00ab426a" style:font-size-asian="10pt" style:font-size-complex="10pt"/>
    </style:style>
    <style:style style:name="P43" style:family="paragraph" style:parent-style-name="Standard" style:list-style-name="L5">
      <style:text-properties style:font-name="Calibri" fo:font-size="10pt" officeooo:rsid="00904619" officeooo:paragraph-rsid="00ac6fda" style:font-size-asian="10pt" style:font-size-complex="10pt"/>
    </style:style>
    <style:style style:name="P44" style:family="paragraph" style:parent-style-name="Standard" style:list-style-name="L5">
      <style:text-properties style:font-name="Calibri" fo:font-size="10pt" officeooo:rsid="00904619" officeooo:paragraph-rsid="00ace9f1" style:font-size-asian="10pt" style:font-size-complex="10pt"/>
    </style:style>
    <style:style style:name="P45" style:family="paragraph" style:parent-style-name="Standard" style:list-style-name="L5">
      <style:text-properties style:font-name="Calibri" fo:font-size="10pt" officeooo:rsid="00904619" officeooo:paragraph-rsid="00b19bf8" style:font-size-asian="10pt" style:font-size-complex="10pt"/>
    </style:style>
    <style:style style:name="P46" style:family="paragraph" style:parent-style-name="Standard" style:list-style-name="L5">
      <style:text-properties style:font-name="Calibri" fo:font-size="10pt" officeooo:rsid="00904619" officeooo:paragraph-rsid="00b821a8" style:font-size-asian="10pt" style:font-size-complex="10pt"/>
    </style:style>
    <style:style style:name="P47" style:family="paragraph" style:parent-style-name="Standard">
      <style:text-properties style:font-name="Calibri" fo:font-size="10pt" fo:font-weight="bold" officeooo:rsid="00059d1d" officeooo:paragraph-rsid="00059d1d" style:font-size-asian="10pt" style:font-weight-asian="bold" style:font-size-complex="10pt" style:font-weight-complex="bold"/>
    </style:style>
    <style:style style:name="P48" style:family="paragraph" style:parent-style-name="Standard" style:list-style-name="L1">
      <style:text-properties style:font-name="Calibri" fo:font-size="10pt" fo:font-weight="bold" officeooo:rsid="00059d1d" officeooo:paragraph-rsid="00059d1d" style:font-size-asian="10pt" style:font-weight-asian="bold" style:font-size-complex="10pt" style:font-weight-complex="bold"/>
    </style:style>
    <style:style style:name="P49" style:family="paragraph" style:parent-style-name="Standard" style:list-style-name="L1">
      <style:text-properties style:font-name="Calibri" fo:font-size="10pt" fo:font-weight="bold" officeooo:rsid="00059d1d" officeooo:paragraph-rsid="000f5fff" style:font-size-asian="10pt" style:font-weight-asian="bold" style:font-size-complex="10pt" style:font-weight-complex="bold"/>
    </style:style>
    <style:style style:name="P50" style:family="paragraph" style:parent-style-name="Standard" style:list-style-name="L1">
      <style:text-properties style:font-name="Calibri" fo:font-size="10pt" fo:font-weight="bold" officeooo:rsid="00059d1d" officeooo:paragraph-rsid="002482ba" style:font-size-asian="10pt" style:font-weight-asian="bold" style:font-size-complex="10pt" style:font-weight-complex="bold"/>
    </style:style>
    <style:style style:name="P51" style:family="paragraph" style:parent-style-name="Standard" style:list-style-name="L1">
      <style:text-properties style:font-name="Calibri" fo:font-size="10pt" fo:font-weight="bold" officeooo:rsid="00059d1d" officeooo:paragraph-rsid="0011c408" style:font-size-asian="10pt" style:font-weight-asian="bold" style:font-size-complex="10pt" style:font-weight-complex="bold"/>
    </style:style>
    <style:style style:name="P52" style:family="paragraph" style:parent-style-name="Standard" style:list-style-name="L1">
      <style:text-properties style:font-name="Calibri" fo:font-size="10pt" fo:font-weight="bold" officeooo:rsid="00059d1d" officeooo:paragraph-rsid="00122594" style:font-size-asian="10pt" style:font-weight-asian="bold" style:font-size-complex="10pt" style:font-weight-complex="bold"/>
    </style:style>
    <style:style style:name="P53" style:family="paragraph" style:parent-style-name="Standard" style:list-style-name="L1">
      <style:text-properties style:font-name="Calibri" fo:font-size="10pt" fo:font-weight="bold" officeooo:rsid="00059d1d" officeooo:paragraph-rsid="0013fe0e" style:font-size-asian="10pt" style:font-weight-asian="bold" style:font-size-complex="10pt" style:font-weight-complex="bold"/>
    </style:style>
    <style:style style:name="P54" style:family="paragraph" style:parent-style-name="Standard" style:list-style-name="L2">
      <style:text-properties style:font-name="Calibri" fo:font-size="10pt" fo:font-weight="bold" officeooo:rsid="00059d1d" officeooo:paragraph-rsid="00059d1d" style:font-size-asian="10pt" style:font-weight-asian="bold" style:font-size-complex="10pt" style:font-weight-complex="bold"/>
    </style:style>
    <style:style style:name="P55" style:family="paragraph" style:parent-style-name="Standard" style:list-style-name="L3">
      <style:text-properties style:font-name="Calibri" fo:font-size="10pt" fo:font-weight="bold" officeooo:rsid="00059d1d" officeooo:paragraph-rsid="00059d1d" style:font-size-asian="10pt" style:font-weight-asian="bold" style:font-size-complex="10pt" style:font-weight-complex="bold"/>
    </style:style>
    <style:style style:name="P56" style:family="paragraph" style:parent-style-name="Standard" style:list-style-name="L5">
      <style:text-properties style:font-name="Calibri" fo:font-size="10pt" fo:font-weight="bold" officeooo:rsid="00059d1d" officeooo:paragraph-rsid="00059d1d" style:font-size-asian="10pt" style:font-weight-asian="bold" style:font-size-complex="10pt" style:font-weight-complex="bold"/>
    </style:style>
    <style:style style:name="P57" style:family="paragraph" style:parent-style-name="Standard">
      <style:text-properties style:font-name="Calibri" fo:font-size="10pt" fo:font-weight="bold" officeooo:rsid="000722da" officeooo:paragraph-rsid="000722da" style:font-size-asian="10pt" style:font-weight-asian="bold" style:font-size-complex="10pt" style:font-weight-complex="bold"/>
    </style:style>
    <style:style style:name="P58" style:family="paragraph" style:parent-style-name="Standard">
      <style:text-properties style:font-name="Calibri" fo:font-size="10pt" fo:font-weight="bold" officeooo:rsid="000f5fff" officeooo:paragraph-rsid="000f5fff" style:font-size-asian="10pt" style:font-weight-asian="bold" style:font-size-complex="10pt" style:font-weight-complex="bold"/>
    </style:style>
    <style:style style:name="P59" style:family="paragraph" style:parent-style-name="Standard" style:list-style-name="L1">
      <style:text-properties style:font-name="Calibri" fo:font-size="10pt" fo:font-weight="bold" officeooo:rsid="000f5fff" officeooo:paragraph-rsid="0053123c" style:font-size-asian="10pt" style:font-weight-asian="bold" style:font-size-complex="10pt" style:font-weight-complex="bold"/>
    </style:style>
    <style:style style:name="P60" style:family="paragraph" style:parent-style-name="Standard">
      <style:text-properties style:font-name="Calibri" fo:font-size="10pt" fo:font-weight="bold" officeooo:rsid="000f5fff" officeooo:paragraph-rsid="0080bb65" style:font-size-asian="10pt" style:font-weight-asian="bold" style:font-size-complex="10pt" style:font-weight-complex="bold"/>
    </style:style>
    <style:style style:name="P61" style:family="paragraph" style:parent-style-name="Standard" style:list-style-name="L1">
      <style:text-properties style:font-name="Calibri" fo:font-size="10pt" fo:font-weight="bold" officeooo:rsid="003ec859" officeooo:paragraph-rsid="003ec859" style:font-size-asian="10pt" style:font-weight-asian="bold" style:font-size-complex="10pt" style:font-weight-complex="bold"/>
    </style:style>
    <style:style style:name="P62" style:family="paragraph" style:parent-style-name="Standard" style:list-style-name="L1">
      <style:text-properties style:font-name="Calibri" fo:font-size="10pt" fo:font-weight="bold" officeooo:rsid="003ec859" officeooo:paragraph-rsid="004206f2" style:font-size-asian="10pt" style:font-weight-asian="bold" style:font-size-complex="10pt" style:font-weight-complex="bold"/>
    </style:style>
    <style:style style:name="P63" style:family="paragraph" style:parent-style-name="Standard" style:list-style-name="L1">
      <style:text-properties style:font-name="Calibri" fo:font-size="10pt" fo:font-weight="bold" officeooo:rsid="003ec859" officeooo:paragraph-rsid="00435d33" style:font-size-asian="10pt" style:font-weight-asian="bold" style:font-size-complex="10pt" style:font-weight-complex="bold"/>
    </style:style>
    <style:style style:name="P64" style:family="paragraph" style:parent-style-name="Standard" style:list-style-name="L1">
      <style:text-properties style:font-name="Calibri" fo:font-size="10pt" fo:font-weight="bold" officeooo:rsid="003ec8ff" officeooo:paragraph-rsid="003ec8ff" style:font-size-asian="10pt" style:font-weight-asian="bold" style:font-size-complex="10pt" style:font-weight-complex="bold"/>
    </style:style>
    <style:style style:name="P65" style:family="paragraph" style:parent-style-name="Standard" style:list-style-name="L1">
      <style:text-properties style:font-name="Calibri" fo:font-size="10pt" fo:font-weight="bold" officeooo:rsid="004086bc" officeooo:paragraph-rsid="004086bc" style:font-size-asian="10pt" style:font-weight-asian="bold" style:font-size-complex="10pt" style:font-weight-complex="bold"/>
    </style:style>
    <style:style style:name="P66" style:family="paragraph" style:parent-style-name="Standard" style:list-style-name="L1">
      <style:text-properties style:font-name="Calibri" fo:font-size="10pt" fo:font-weight="bold" officeooo:rsid="004086bc" officeooo:paragraph-rsid="00447761" style:font-size-asian="10pt" style:font-weight-asian="bold" style:font-size-complex="10pt" style:font-weight-complex="bold"/>
    </style:style>
    <style:style style:name="P67" style:family="paragraph" style:parent-style-name="Standard">
      <style:text-properties style:font-name="Calibri" fo:font-size="10pt" fo:font-weight="bold" officeooo:rsid="0013fe0e" officeooo:paragraph-rsid="0013fe0e" style:font-size-asian="10pt" style:font-weight-asian="bold" style:font-size-complex="10pt" style:font-weight-complex="bold"/>
    </style:style>
    <style:style style:name="P68" style:family="paragraph" style:parent-style-name="Standard">
      <style:text-properties style:font-name="Calibri" fo:font-size="10pt" fo:font-weight="bold" officeooo:rsid="00174766" officeooo:paragraph-rsid="00174766" style:font-size-asian="10pt" style:font-weight-asian="bold" style:font-size-complex="10pt" style:font-weight-complex="bold"/>
    </style:style>
    <style:style style:name="P69" style:family="paragraph" style:parent-style-name="Standard">
      <style:text-properties style:font-name="Calibri" fo:font-size="10pt" fo:font-weight="bold" officeooo:rsid="0015acc4" officeooo:paragraph-rsid="0015acc4" style:font-size-asian="10pt" style:font-weight-asian="bold" style:font-size-complex="10pt" style:font-weight-complex="bold"/>
    </style:style>
    <style:style style:name="P70" style:family="paragraph" style:parent-style-name="Standard">
      <style:text-properties style:font-name="Calibri" fo:font-size="10pt" fo:font-weight="bold" officeooo:rsid="00184f9f" officeooo:paragraph-rsid="00184f9f" style:font-size-asian="10pt" style:font-weight-asian="bold" style:font-size-complex="10pt" style:font-weight-complex="bold"/>
    </style:style>
    <style:style style:name="P71" style:family="paragraph" style:parent-style-name="Standard">
      <style:text-properties style:font-name="Calibri" fo:font-size="10pt" fo:font-weight="bold" officeooo:rsid="0018bfb5" officeooo:paragraph-rsid="0018bfb5" style:font-size-asian="10pt" style:font-weight-asian="bold" style:font-size-complex="10pt" style:font-weight-complex="bold"/>
    </style:style>
    <style:style style:name="P72" style:family="paragraph" style:parent-style-name="Standard" style:list-style-name="L1">
      <style:text-properties style:font-name="Calibri" fo:font-size="10pt" fo:font-weight="bold" officeooo:rsid="00464b20" officeooo:paragraph-rsid="00464b20" style:font-size-asian="10pt" style:font-weight-asian="bold" style:font-size-complex="10pt" style:font-weight-complex="bold"/>
    </style:style>
    <style:style style:name="P73" style:family="paragraph" style:parent-style-name="Standard" style:list-style-name="L1">
      <style:text-properties style:font-name="Calibri" fo:font-size="10pt" fo:font-weight="bold" officeooo:rsid="004a2fe2" officeooo:paragraph-rsid="004a2fe2" style:font-size-asian="10pt" style:font-weight-asian="bold" style:font-size-complex="10pt" style:font-weight-complex="bold"/>
    </style:style>
    <style:style style:name="P74" style:family="paragraph" style:parent-style-name="Standard" style:list-style-name="L1">
      <style:text-properties style:font-name="Calibri" fo:font-size="10pt" fo:font-weight="bold" officeooo:rsid="004cf3ab" officeooo:paragraph-rsid="004cf3ab" style:font-size-asian="10pt" style:font-weight-asian="bold" style:font-size-complex="10pt" style:font-weight-complex="bold"/>
    </style:style>
    <style:style style:name="P75" style:family="paragraph" style:parent-style-name="Standard" style:list-style-name="L1">
      <style:text-properties style:font-name="Calibri" fo:font-size="10pt" fo:font-weight="bold" officeooo:rsid="004cf3ab" officeooo:paragraph-rsid="0053123c" style:font-size-asian="10pt" style:font-weight-asian="bold" style:font-size-complex="10pt" style:font-weight-complex="bold"/>
    </style:style>
    <style:style style:name="P76" style:family="paragraph" style:parent-style-name="Standard" style:list-style-name="L1">
      <style:text-properties style:font-name="Calibri" fo:font-size="10pt" fo:font-weight="bold" officeooo:rsid="00531ade" officeooo:paragraph-rsid="00531ade" style:font-size-asian="10pt" style:font-weight-asian="bold" style:font-size-complex="10pt" style:font-weight-complex="bold"/>
    </style:style>
    <style:style style:name="P77" style:family="paragraph" style:parent-style-name="Standard" style:list-style-name="L1">
      <style:text-properties style:font-name="Calibri" fo:font-size="10pt" fo:font-weight="bold" officeooo:rsid="00538f26" officeooo:paragraph-rsid="0056a7ab" style:font-size-asian="10pt" style:font-weight-asian="bold" style:font-size-complex="10pt" style:font-weight-complex="bold"/>
    </style:style>
    <style:style style:name="P78" style:family="paragraph" style:parent-style-name="Standard" style:list-style-name="L1">
      <style:text-properties style:font-name="Calibri" fo:font-size="10pt" fo:font-weight="bold" officeooo:rsid="00538f26" officeooo:paragraph-rsid="005c7df6" style:font-size-asian="10pt" style:font-weight-asian="bold" style:font-size-complex="10pt" style:font-weight-complex="bold"/>
    </style:style>
    <style:style style:name="P79" style:family="paragraph" style:parent-style-name="Standard" style:list-style-name="L1">
      <style:text-properties style:font-name="Calibri" fo:font-size="10pt" fo:font-weight="bold" officeooo:rsid="00538f26" officeooo:paragraph-rsid="005c8c40" style:font-size-asian="10pt" style:font-weight-asian="bold" style:font-size-complex="10pt" style:font-weight-complex="bold"/>
    </style:style>
    <style:style style:name="P80" style:family="paragraph" style:parent-style-name="Standard" style:list-style-name="L1">
      <style:text-properties style:font-name="Calibri" fo:font-size="10pt" fo:font-weight="bold" officeooo:rsid="00538f26" officeooo:paragraph-rsid="005de6eb" style:font-size-asian="10pt" style:font-weight-asian="bold" style:font-size-complex="10pt" style:font-weight-complex="bold"/>
    </style:style>
    <style:style style:name="P81" style:family="paragraph" style:parent-style-name="Standard" style:list-style-name="L1">
      <style:text-properties style:font-name="Calibri" fo:font-size="10pt" fo:font-weight="bold" officeooo:rsid="00538f26" officeooo:paragraph-rsid="005ebaa0" style:font-size-asian="10pt" style:font-weight-asian="bold" style:font-size-complex="10pt" style:font-weight-complex="bold"/>
    </style:style>
    <style:style style:name="P82" style:family="paragraph" style:parent-style-name="Standard" style:list-style-name="L1">
      <style:text-properties style:font-name="Calibri" fo:font-size="10pt" fo:font-weight="bold" officeooo:rsid="00538f26" officeooo:paragraph-rsid="00601c69" style:font-size-asian="10pt" style:font-weight-asian="bold" style:font-size-complex="10pt" style:font-weight-complex="bold"/>
    </style:style>
    <style:style style:name="P83" style:family="paragraph" style:parent-style-name="Standard" style:list-style-name="L1">
      <style:text-properties style:font-name="Calibri" fo:font-size="10pt" fo:font-weight="bold" officeooo:rsid="00538f26" officeooo:paragraph-rsid="0066461c" style:font-size-asian="10pt" style:font-weight-asian="bold" style:font-size-complex="10pt" style:font-weight-complex="bold"/>
    </style:style>
    <style:style style:name="P84" style:family="paragraph" style:parent-style-name="Standard" style:list-style-name="L1">
      <style:text-properties style:font-name="Calibri" fo:font-size="10pt" fo:font-weight="bold" officeooo:rsid="00538f26" officeooo:paragraph-rsid="00669741" style:font-size-asian="10pt" style:font-weight-asian="bold" style:font-size-complex="10pt" style:font-weight-complex="bold"/>
    </style:style>
    <style:style style:name="P85" style:family="paragraph" style:parent-style-name="Standard" style:list-style-name="L1">
      <style:text-properties style:font-name="Calibri" fo:font-size="10pt" fo:font-weight="bold" officeooo:rsid="00538f26" officeooo:paragraph-rsid="0067edaa" style:font-size-asian="10pt" style:font-weight-asian="bold" style:font-size-complex="10pt" style:font-weight-complex="bold"/>
    </style:style>
    <style:style style:name="P86" style:family="paragraph" style:parent-style-name="Standard" style:list-style-name="L1">
      <style:text-properties style:font-name="Calibri" fo:font-size="10pt" fo:font-weight="bold" officeooo:rsid="00538f26" officeooo:paragraph-rsid="0069c419" style:font-size-asian="10pt" style:font-weight-asian="bold" style:font-size-complex="10pt" style:font-weight-complex="bold"/>
    </style:style>
    <style:style style:name="P87" style:family="paragraph" style:parent-style-name="Standard" style:list-style-name="L1">
      <style:text-properties style:font-name="Calibri" fo:font-size="10pt" fo:font-weight="bold" officeooo:rsid="006ab9c3" officeooo:paragraph-rsid="006ab9c3" style:font-size-asian="10pt" style:font-weight-asian="bold" style:font-size-complex="10pt" style:font-weight-complex="bold"/>
    </style:style>
    <style:style style:name="P88" style:family="paragraph" style:parent-style-name="Standard" style:list-style-name="L1">
      <style:text-properties style:font-name="Calibri" fo:font-size="10pt" fo:font-weight="bold" officeooo:rsid="006ab9c3" officeooo:paragraph-rsid="006b6d1b" style:font-size-asian="10pt" style:font-weight-asian="bold" style:font-size-complex="10pt" style:font-weight-complex="bold"/>
    </style:style>
    <style:style style:name="P89" style:family="paragraph" style:parent-style-name="Standard" style:list-style-name="L1">
      <style:text-properties style:font-name="Calibri" fo:font-size="10pt" fo:font-weight="bold" officeooo:rsid="006ab9c3" officeooo:paragraph-rsid="006f25df" style:font-size-asian="10pt" style:font-weight-asian="bold" style:font-size-complex="10pt" style:font-weight-complex="bold"/>
    </style:style>
    <style:style style:name="P90" style:family="paragraph" style:parent-style-name="Standard" style:list-style-name="L1">
      <style:text-properties style:font-name="Calibri" fo:font-size="10pt" fo:font-weight="bold" officeooo:rsid="006ab9c3" officeooo:paragraph-rsid="0071177b" style:font-size-asian="10pt" style:font-weight-asian="bold" style:font-size-complex="10pt" style:font-weight-complex="bold"/>
    </style:style>
    <style:style style:name="P91" style:family="paragraph" style:parent-style-name="Standard" style:list-style-name="L1">
      <style:text-properties style:font-name="Calibri" fo:font-size="10pt" fo:font-weight="bold" officeooo:rsid="006ab9c3" officeooo:paragraph-rsid="0072ec99" style:font-size-asian="10pt" style:font-weight-asian="bold" style:font-size-complex="10pt" style:font-weight-complex="bold"/>
    </style:style>
    <style:style style:name="P92" style:family="paragraph" style:parent-style-name="Standard" style:list-style-name="L1">
      <style:text-properties style:font-name="Calibri" fo:font-size="10pt" fo:font-weight="bold" officeooo:rsid="006ab9c3" officeooo:paragraph-rsid="00739112" style:font-size-asian="10pt" style:font-weight-asian="bold" style:font-size-complex="10pt" style:font-weight-complex="bold"/>
    </style:style>
    <style:style style:name="P93" style:family="paragraph" style:parent-style-name="Standard" style:list-style-name="L1">
      <style:text-properties style:font-name="Calibri" fo:font-size="10pt" fo:font-weight="bold" officeooo:rsid="006ab9c3" officeooo:paragraph-rsid="00751f38" style:font-size-asian="10pt" style:font-weight-asian="bold" style:font-size-complex="10pt" style:font-weight-complex="bold"/>
    </style:style>
    <style:style style:name="P94" style:family="paragraph" style:parent-style-name="Standard" style:list-style-name="L2">
      <style:text-properties style:font-name="Calibri" fo:font-size="10pt" fo:font-weight="bold" officeooo:rsid="00794eec" officeooo:paragraph-rsid="00794eec" style:font-size-asian="10pt" style:font-weight-asian="bold" style:font-size-complex="10pt" style:font-weight-complex="bold"/>
    </style:style>
    <style:style style:name="P95" style:family="paragraph" style:parent-style-name="Standard" style:list-style-name="L2">
      <style:text-properties style:font-name="Calibri" fo:font-size="10pt" fo:font-weight="bold" officeooo:rsid="00794eec" officeooo:paragraph-rsid="0079fcb4" style:font-size-asian="10pt" style:font-weight-asian="bold" style:font-size-complex="10pt" style:font-weight-complex="bold"/>
    </style:style>
    <style:style style:name="P96" style:family="paragraph" style:parent-style-name="Standard" style:list-style-name="L2">
      <style:text-properties style:font-name="Calibri" fo:font-size="10pt" fo:font-weight="bold" officeooo:rsid="00794eec" officeooo:paragraph-rsid="007a1243" style:font-size-asian="10pt" style:font-weight-asian="bold" style:font-size-complex="10pt" style:font-weight-complex="bold"/>
    </style:style>
    <style:style style:name="P97" style:family="paragraph" style:parent-style-name="Standard" style:list-style-name="L2">
      <style:text-properties style:font-name="Calibri" fo:font-size="10pt" fo:font-weight="bold" officeooo:rsid="00794eec" officeooo:paragraph-rsid="007acbe8" style:font-size-asian="10pt" style:font-weight-asian="bold" style:font-size-complex="10pt" style:font-weight-complex="bold"/>
    </style:style>
    <style:style style:name="P98" style:family="paragraph" style:parent-style-name="Standard" style:list-style-name="L2">
      <style:text-properties style:font-name="Calibri" fo:font-size="10pt" fo:font-weight="bold" officeooo:rsid="00794eec" officeooo:paragraph-rsid="007dca86" style:font-size-asian="10pt" style:font-weight-asian="bold" style:font-size-complex="10pt" style:font-weight-complex="bold"/>
    </style:style>
    <style:style style:name="P99" style:family="paragraph" style:parent-style-name="Standard" style:list-style-name="L3">
      <style:text-properties style:font-name="Calibri" fo:font-size="10pt" fo:font-weight="bold" officeooo:rsid="0080bb65" officeooo:paragraph-rsid="0080bb65" style:font-size-asian="10pt" style:font-weight-asian="bold" style:font-size-complex="10pt" style:font-weight-complex="bold"/>
    </style:style>
    <style:style style:name="P100" style:family="paragraph" style:parent-style-name="Standard" style:list-style-name="L3">
      <style:text-properties style:font-name="Calibri" fo:font-size="10pt" fo:font-weight="bold" officeooo:rsid="0080bb65" officeooo:paragraph-rsid="0082806c" style:font-size-asian="10pt" style:font-weight-asian="bold" style:font-size-complex="10pt" style:font-weight-complex="bold"/>
    </style:style>
    <style:style style:name="P101" style:family="paragraph" style:parent-style-name="Standard" style:list-style-name="L3">
      <style:text-properties style:font-name="Calibri" fo:font-size="10pt" fo:font-weight="bold" officeooo:rsid="0080bb65" officeooo:paragraph-rsid="00829f15" style:font-size-asian="10pt" style:font-weight-asian="bold" style:font-size-complex="10pt" style:font-weight-complex="bold"/>
    </style:style>
    <style:style style:name="P102" style:family="paragraph" style:parent-style-name="Standard" style:list-style-name="L3">
      <style:text-properties style:font-name="Calibri" fo:font-size="10pt" fo:font-weight="bold" officeooo:rsid="0080bb65" officeooo:paragraph-rsid="008531c2" style:font-size-asian="10pt" style:font-weight-asian="bold" style:font-size-complex="10pt" style:font-weight-complex="bold"/>
    </style:style>
    <style:style style:name="P103" style:family="paragraph" style:parent-style-name="Standard" style:list-style-name="L3">
      <style:text-properties style:font-name="Calibri" fo:font-size="10pt" fo:font-weight="bold" officeooo:rsid="0080bb65" officeooo:paragraph-rsid="00876ccc" style:font-size-asian="10pt" style:font-weight-asian="bold" style:font-size-complex="10pt" style:font-weight-complex="bold"/>
    </style:style>
    <style:style style:name="P104" style:family="paragraph" style:parent-style-name="Standard" style:list-style-name="L3">
      <style:text-properties style:font-name="Calibri" fo:font-size="10pt" fo:font-weight="bold" officeooo:rsid="0080bb65" officeooo:paragraph-rsid="0087a715" style:font-size-asian="10pt" style:font-weight-asian="bold" style:font-size-complex="10pt" style:font-weight-complex="bold"/>
    </style:style>
    <style:style style:name="P105" style:family="paragraph" style:parent-style-name="Standard" style:list-style-name="L3">
      <style:text-properties style:font-name="Calibri" fo:font-size="10pt" fo:font-weight="bold" officeooo:rsid="0080bb65" officeooo:paragraph-rsid="008810e0" style:font-size-asian="10pt" style:font-weight-asian="bold" style:font-size-complex="10pt" style:font-weight-complex="bold"/>
    </style:style>
    <style:style style:name="P106" style:family="paragraph" style:parent-style-name="Standard" style:list-style-name="L3">
      <style:text-properties style:font-name="Calibri" fo:font-size="10pt" fo:font-weight="bold" officeooo:paragraph-rsid="00184f9f" style:font-size-asian="10pt" style:font-weight-asian="bold" style:font-size-complex="10pt" style:font-weight-complex="bold"/>
    </style:style>
    <style:style style:name="P107" style:family="paragraph" style:parent-style-name="Standard" style:list-style-name="L3">
      <style:text-properties style:font-name="Calibri" fo:font-size="10pt" fo:font-weight="bold" officeooo:paragraph-rsid="00059d1d" style:font-size-asian="10pt" style:font-weight-asian="bold" style:font-size-complex="10pt" style:font-weight-complex="bold"/>
    </style:style>
    <style:style style:name="P108" style:family="paragraph" style:parent-style-name="Standard" style:list-style-name="L4">
      <style:text-properties style:font-name="Calibri" fo:font-size="10pt" fo:font-weight="bold" officeooo:rsid="00904619" officeooo:paragraph-rsid="00904619" style:font-size-asian="10pt" style:font-weight-asian="bold" style:font-size-complex="10pt" style:font-weight-complex="bold"/>
    </style:style>
    <style:style style:name="P109" style:family="paragraph" style:parent-style-name="Standard" style:list-style-name="L4">
      <style:text-properties style:font-name="Calibri" fo:font-size="10pt" fo:font-weight="bold" officeooo:rsid="00904619" officeooo:paragraph-rsid="009080d3" style:font-size-asian="10pt" style:font-weight-asian="bold" style:font-size-complex="10pt" style:font-weight-complex="bold"/>
    </style:style>
    <style:style style:name="P110" style:family="paragraph" style:parent-style-name="Standard" style:list-style-name="L5">
      <style:text-properties style:font-name="Calibri" fo:font-size="10pt" fo:font-weight="bold" officeooo:rsid="00904619" officeooo:paragraph-rsid="00932b24" style:font-size-asian="10pt" style:font-weight-asian="bold" style:font-size-complex="10pt" style:font-weight-complex="bold"/>
    </style:style>
    <style:style style:name="P111" style:family="paragraph" style:parent-style-name="Standard" style:list-style-name="L5">
      <style:text-properties style:font-name="Calibri" fo:font-size="10pt" fo:font-weight="bold" officeooo:rsid="00904619" officeooo:paragraph-rsid="00952aec" style:font-size-asian="10pt" style:font-weight-asian="bold" style:font-size-complex="10pt" style:font-weight-complex="bold"/>
    </style:style>
    <style:style style:name="P112" style:family="paragraph" style:parent-style-name="Standard" style:list-style-name="L5">
      <style:text-properties style:font-name="Calibri" fo:font-size="10pt" fo:font-weight="bold" officeooo:rsid="00904619" officeooo:paragraph-rsid="0096a53c" style:font-size-asian="10pt" style:font-weight-asian="bold" style:font-size-complex="10pt" style:font-weight-complex="bold"/>
    </style:style>
    <style:style style:name="P113" style:family="paragraph" style:parent-style-name="Standard" style:list-style-name="L5">
      <style:text-properties style:font-name="Calibri" fo:font-size="10pt" fo:font-weight="bold" officeooo:rsid="00904619" officeooo:paragraph-rsid="0096ee5f" style:font-size-asian="10pt" style:font-weight-asian="bold" style:font-size-complex="10pt" style:font-weight-complex="bold"/>
    </style:style>
    <style:style style:name="P114" style:family="paragraph" style:parent-style-name="Standard" style:list-style-name="L5">
      <style:text-properties style:font-name="Calibri" fo:font-size="10pt" fo:font-weight="bold" officeooo:rsid="00904619" officeooo:paragraph-rsid="00979d5a" style:font-size-asian="10pt" style:font-weight-asian="bold" style:font-size-complex="10pt" style:font-weight-complex="bold"/>
    </style:style>
    <style:style style:name="P115" style:family="paragraph" style:parent-style-name="Standard" style:list-style-name="L5">
      <style:text-properties style:font-name="Calibri" fo:font-size="10pt" fo:font-weight="bold" officeooo:rsid="00904619" officeooo:paragraph-rsid="0098dd85" style:font-size-asian="10pt" style:font-weight-asian="bold" style:font-size-complex="10pt" style:font-weight-complex="bold"/>
    </style:style>
    <style:style style:name="P116" style:family="paragraph" style:parent-style-name="Standard" style:list-style-name="L5">
      <style:text-properties style:font-name="Calibri" fo:font-size="10pt" fo:font-weight="bold" officeooo:rsid="00904619" officeooo:paragraph-rsid="009a9212" style:font-size-asian="10pt" style:font-weight-asian="bold" style:font-size-complex="10pt" style:font-weight-complex="bold"/>
    </style:style>
    <style:style style:name="P117" style:family="paragraph" style:parent-style-name="Standard" style:list-style-name="L5">
      <style:text-properties style:font-name="Calibri" fo:font-size="10pt" fo:font-weight="bold" officeooo:rsid="00904619" officeooo:paragraph-rsid="009d14aa" style:font-size-asian="10pt" style:font-weight-asian="bold" style:font-size-complex="10pt" style:font-weight-complex="bold"/>
    </style:style>
    <style:style style:name="P118" style:family="paragraph" style:parent-style-name="Standard" style:list-style-name="L5">
      <style:text-properties style:font-name="Calibri" fo:font-size="10pt" fo:font-weight="bold" officeooo:rsid="00904619" officeooo:paragraph-rsid="009e4353" style:font-size-asian="10pt" style:font-weight-asian="bold" style:font-size-complex="10pt" style:font-weight-complex="bold"/>
    </style:style>
    <style:style style:name="P119" style:family="paragraph" style:parent-style-name="Standard" style:list-style-name="L5">
      <style:text-properties style:font-name="Calibri" fo:font-size="10pt" fo:font-weight="bold" officeooo:rsid="00904619" officeooo:paragraph-rsid="009fa02e" style:font-size-asian="10pt" style:font-weight-asian="bold" style:font-size-complex="10pt" style:font-weight-complex="bold"/>
    </style:style>
    <style:style style:name="P120" style:family="paragraph" style:parent-style-name="Standard" style:list-style-name="L5">
      <style:text-properties style:font-name="Calibri" fo:font-size="10pt" fo:font-weight="bold" officeooo:rsid="00904619" officeooo:paragraph-rsid="00a18ca6" style:font-size-asian="10pt" style:font-weight-asian="bold" style:font-size-complex="10pt" style:font-weight-complex="bold"/>
    </style:style>
    <style:style style:name="P121" style:family="paragraph" style:parent-style-name="Standard" style:list-style-name="L5">
      <style:text-properties style:font-name="Calibri" fo:font-size="10pt" fo:font-weight="bold" officeooo:rsid="00904619" officeooo:paragraph-rsid="00a553ce" style:font-size-asian="10pt" style:font-weight-asian="bold" style:font-size-complex="10pt" style:font-weight-complex="bold"/>
    </style:style>
    <style:style style:name="P122" style:family="paragraph" style:parent-style-name="Standard" style:list-style-name="L5">
      <style:text-properties style:font-name="Calibri" fo:font-size="10pt" fo:font-weight="bold" officeooo:rsid="00904619" officeooo:paragraph-rsid="00a6f480" style:font-size-asian="10pt" style:font-weight-asian="bold" style:font-size-complex="10pt" style:font-weight-complex="bold"/>
    </style:style>
    <style:style style:name="P123" style:family="paragraph" style:parent-style-name="Standard" style:list-style-name="L5">
      <style:text-properties style:font-name="Calibri" fo:font-size="10pt" fo:font-weight="bold" officeooo:rsid="00904619" officeooo:paragraph-rsid="00a83173" style:font-size-asian="10pt" style:font-weight-asian="bold" style:font-size-complex="10pt" style:font-weight-complex="bold"/>
    </style:style>
    <style:style style:name="P124" style:family="paragraph" style:parent-style-name="Standard" style:list-style-name="L5">
      <style:text-properties style:font-name="Calibri" fo:font-size="10pt" fo:font-weight="bold" officeooo:rsid="00904619" officeooo:paragraph-rsid="00ab20e3" style:font-size-asian="10pt" style:font-weight-asian="bold" style:font-size-complex="10pt" style:font-weight-complex="bold"/>
    </style:style>
    <style:style style:name="P125" style:family="paragraph" style:parent-style-name="Standard" style:list-style-name="L5">
      <style:text-properties style:font-name="Calibri" fo:font-size="10pt" fo:font-weight="bold" officeooo:rsid="00904619" officeooo:paragraph-rsid="00ab426a" style:font-size-asian="10pt" style:font-weight-asian="bold" style:font-size-complex="10pt" style:font-weight-complex="bold"/>
    </style:style>
    <style:style style:name="P126" style:family="paragraph" style:parent-style-name="Standard" style:list-style-name="L5">
      <style:text-properties style:font-name="Calibri" fo:font-size="10pt" fo:font-weight="bold" officeooo:rsid="00904619" officeooo:paragraph-rsid="00ac6fda" style:font-size-asian="10pt" style:font-weight-asian="bold" style:font-size-complex="10pt" style:font-weight-complex="bold"/>
    </style:style>
    <style:style style:name="P127" style:family="paragraph" style:parent-style-name="Standard" style:list-style-name="L5">
      <style:text-properties style:font-name="Calibri" fo:font-size="10pt" fo:font-weight="bold" officeooo:rsid="00904619" officeooo:paragraph-rsid="00ace9f1" style:font-size-asian="10pt" style:font-weight-asian="bold" style:font-size-complex="10pt" style:font-weight-complex="bold"/>
    </style:style>
    <style:style style:name="P128" style:family="paragraph" style:parent-style-name="Standard" style:list-style-name="L5">
      <style:text-properties style:font-name="Calibri" fo:font-size="10pt" fo:font-weight="bold" officeooo:rsid="00904619" officeooo:paragraph-rsid="00af172e" style:font-size-asian="10pt" style:font-weight-asian="bold" style:font-size-complex="10pt" style:font-weight-complex="bold"/>
    </style:style>
    <style:style style:name="P129" style:family="paragraph" style:parent-style-name="Standard" style:list-style-name="L5">
      <style:text-properties style:font-name="Calibri" fo:font-size="10pt" fo:font-weight="bold" officeooo:rsid="00904619" officeooo:paragraph-rsid="00b19bf8" style:font-size-asian="10pt" style:font-weight-asian="bold" style:font-size-complex="10pt" style:font-weight-complex="bold"/>
    </style:style>
    <style:style style:name="P130" style:family="paragraph" style:parent-style-name="Standard" style:list-style-name="L5">
      <style:text-properties style:font-name="Calibri" fo:font-size="10pt" fo:font-weight="bold" officeooo:rsid="00904619" officeooo:paragraph-rsid="00b50567" style:font-size-asian="10pt" style:font-weight-asian="bold" style:font-size-complex="10pt" style:font-weight-complex="bold"/>
    </style:style>
    <style:style style:name="P131" style:family="paragraph" style:parent-style-name="Standard" style:list-style-name="L5">
      <style:text-properties style:font-name="Calibri" fo:font-size="10pt" fo:font-weight="bold" officeooo:rsid="00904619" officeooo:paragraph-rsid="00b75166" style:font-size-asian="10pt" style:font-weight-asian="bold" style:font-size-complex="10pt" style:font-weight-complex="bold"/>
    </style:style>
    <style:style style:name="P132" style:family="paragraph" style:parent-style-name="Standard" style:list-style-name="L5">
      <style:text-properties style:font-name="Calibri" fo:font-size="10pt" fo:font-weight="bold" officeooo:rsid="00904619" officeooo:paragraph-rsid="00b821a8" style:font-size-asian="10pt" style:font-weight-asian="bold" style:font-size-complex="10pt" style:font-weight-complex="bold"/>
    </style:style>
    <style:style style:name="P133" style:family="paragraph" style:parent-style-name="Standard" style:list-style-name="L5">
      <style:text-properties style:font-name="Calibri" fo:font-size="10pt" fo:font-weight="bold" officeooo:rsid="00904619" officeooo:paragraph-rsid="00b89588" style:font-size-asian="10pt" style:font-weight-asian="bold" style:font-size-complex="10pt" style:font-weight-complex="bold"/>
    </style:style>
    <style:style style:name="P134" style:family="paragraph" style:parent-style-name="Standard" style:list-style-name="L5">
      <style:text-properties style:font-name="Calibri" fo:font-size="10pt" fo:font-weight="bold" officeooo:rsid="00904619" officeooo:paragraph-rsid="00b9012f" style:font-size-asian="10pt" style:font-weight-asian="bold" style:font-size-complex="10pt" style:font-weight-complex="bold"/>
    </style:style>
    <style:style style:name="P135" style:family="paragraph" style:parent-style-name="Standard" style:list-style-name="L5">
      <style:text-properties style:font-name="Calibri" fo:font-size="10pt" fo:font-weight="bold" officeooo:rsid="00904619" officeooo:paragraph-rsid="00b91598" style:font-size-asian="10pt" style:font-weight-asian="bold" style:font-size-complex="10pt" style:font-weight-complex="bold"/>
    </style:style>
    <style:style style:name="P136" style:family="paragraph" style:parent-style-name="Standard" style:list-style-name="L5">
      <style:text-properties style:font-name="Calibri" fo:font-size="10pt" fo:font-weight="bold" officeooo:rsid="00914895" officeooo:paragraph-rsid="00914895" style:font-size-asian="10pt" style:font-weight-asian="bold" style:font-size-complex="10pt" style:font-weight-complex="bold"/>
    </style:style>
    <style:style style:name="P137" style:family="paragraph" style:parent-style-name="Standard" style:list-style-name="L5">
      <style:text-properties style:font-name="Calibri" fo:font-size="10pt" fo:font-weight="bold" officeooo:paragraph-rsid="0033adf5" style:font-size-asian="10pt" style:font-weight-asian="bold" style:font-size-complex="10pt" style:font-weight-complex="bold"/>
    </style:style>
    <style:style style:name="P138" style:family="paragraph" style:parent-style-name="Standard" style:list-style-name="L5">
      <style:text-properties style:font-name="Calibri" fo:font-size="10pt" fo:font-weight="bold" officeooo:paragraph-rsid="00197781" style:font-size-asian="10pt" style:font-weight-asian="bold" style:font-size-complex="10pt" style:font-weight-complex="bold"/>
    </style:style>
    <style:style style:name="P139" style:family="paragraph" style:parent-style-name="Standard" style:list-style-name="L5">
      <style:text-properties style:font-name="Calibri" fo:font-size="10pt" fo:font-weight="bold" officeooo:paragraph-rsid="001a06b6" style:font-size-asian="10pt" style:font-weight-asian="bold" style:font-size-complex="10pt" style:font-weight-complex="bold"/>
    </style:style>
    <style:style style:name="P140" style:family="paragraph" style:parent-style-name="Standard" style:list-style-name="L5">
      <style:text-properties style:font-name="Calibri" fo:font-size="10pt" fo:font-weight="bold" officeooo:rsid="009d14aa" officeooo:paragraph-rsid="009d14aa" style:font-size-asian="10pt" style:font-weight-asian="bold" style:font-size-complex="10pt" style:font-weight-complex="bold"/>
    </style:style>
    <style:style style:name="P141" style:family="paragraph" style:parent-style-name="Standard">
      <style:text-properties style:font-name="Calibri" fo:font-size="10pt" fo:font-weight="normal" officeooo:rsid="000722da" officeooo:paragraph-rsid="000722da" style:font-size-asian="10pt" style:font-weight-asian="normal" style:font-size-complex="10pt" style:font-weight-complex="normal"/>
    </style:style>
    <style:style style:name="P142" style:family="paragraph" style:parent-style-name="Standard">
      <style:text-properties style:font-name="Calibri" fo:font-size="10pt" fo:font-weight="normal" officeooo:rsid="0015acc4" officeooo:paragraph-rsid="0015acc4" style:font-size-asian="10pt" style:font-weight-asian="normal" style:font-size-complex="10pt" style:font-weight-complex="normal"/>
    </style:style>
    <style:style style:name="P143" style:family="paragraph" style:parent-style-name="Standard">
      <style:text-properties style:font-name="Calibri" fo:font-size="10pt" fo:font-weight="normal" officeooo:rsid="00174766" officeooo:paragraph-rsid="00174766" style:font-size-asian="10pt" style:font-weight-asian="normal" style:font-size-complex="10pt" style:font-weight-complex="normal"/>
    </style:style>
    <style:style style:name="P144" style:family="paragraph" style:parent-style-name="Standard">
      <style:text-properties style:font-name="Calibri" fo:font-size="10pt" fo:font-weight="normal" officeooo:rsid="00184a6a" officeooo:paragraph-rsid="00184a6a" style:font-size-asian="10pt" style:font-weight-asian="normal" style:font-size-complex="10pt" style:font-weight-complex="normal"/>
    </style:style>
    <style:style style:name="P145" style:family="paragraph" style:parent-style-name="Standard">
      <style:text-properties style:font-name="Calibri" fo:font-size="10pt" fo:font-weight="normal" officeooo:rsid="00184f9f" officeooo:paragraph-rsid="00184f9f" style:font-size-asian="10pt" style:font-weight-asian="normal" style:font-size-complex="10pt" style:font-weight-complex="normal"/>
    </style:style>
    <style:style style:name="P146" style:family="paragraph" style:parent-style-name="Standard">
      <style:text-properties style:font-name="Calibri" fo:font-size="10pt" fo:font-weight="normal" officeooo:rsid="00192790" officeooo:paragraph-rsid="00192790" style:font-size-asian="10pt" style:font-weight-asian="normal" style:font-size-complex="10pt" style:font-weight-complex="normal"/>
    </style:style>
    <style:style style:name="P147" style:family="paragraph" style:parent-style-name="Standard" style:list-style-name="L3">
      <style:text-properties style:font-name="Calibri" fo:font-size="10pt" fo:font-weight="normal" officeooo:rsid="008d6e9c" officeooo:paragraph-rsid="008ea1ce" style:font-size-asian="10pt" style:font-weight-asian="normal" style:font-size-complex="10pt" style:font-weight-complex="normal"/>
    </style:style>
    <style:style style:name="P148" style:family="paragraph" style:parent-style-name="Standard" style:list-style-name="L1">
      <style:text-properties fo:font-weight="bold" officeooo:paragraph-rsid="00538f26" style:font-weight-asian="bold" style:font-weight-complex="bold"/>
    </style:style>
    <style:style style:name="P149" style:family="paragraph" style:parent-style-name="Standard" style:list-style-name="L1">
      <style:text-properties fo:font-weight="bold" officeooo:rsid="00538f26" officeooo:paragraph-rsid="00538f26" style:font-weight-asian="bold" style:font-weight-complex="bold"/>
    </style:style>
    <style:style style:name="P150" style:family="paragraph" style:parent-style-name="Standard" style:list-style-name="L1">
      <style:text-properties fo:font-weight="bold" officeooo:rsid="00538f26" officeooo:paragraph-rsid="00542354" style:font-weight-asian="bold" style:font-weight-complex="bold"/>
    </style:style>
    <style:style style:name="P151" style:family="paragraph" style:parent-style-name="Standard" style:list-style-name="L1">
      <style:text-properties fo:font-weight="bold" officeooo:rsid="00538f26" officeooo:paragraph-rsid="0056a7ab" style:font-weight-asian="bold" style:font-weight-complex="bold"/>
    </style:style>
    <style:style style:name="P152" style:family="paragraph" style:parent-style-name="Standard" style:list-style-name="L1">
      <style:text-properties fo:font-weight="bold" officeooo:rsid="00538f26" officeooo:paragraph-rsid="005c7df6" style:font-weight-asian="bold" style:font-weight-complex="bold"/>
    </style:style>
    <style:style style:name="P153" style:family="paragraph" style:parent-style-name="Standard" style:list-style-name="L1">
      <style:text-properties fo:font-weight="bold" officeooo:rsid="00538f26" officeooo:paragraph-rsid="005de6eb" style:font-weight-asian="bold" style:font-weight-complex="bold"/>
    </style:style>
    <style:style style:name="P154" style:family="paragraph" style:parent-style-name="Standard" style:list-style-name="L1">
      <style:text-properties fo:font-weight="bold" officeooo:rsid="00538f26" officeooo:paragraph-rsid="005ebaa0" style:font-weight-asian="bold" style:font-weight-complex="bold"/>
    </style:style>
    <style:style style:name="P155" style:family="paragraph" style:parent-style-name="Standard" style:list-style-name="L1">
      <style:text-properties fo:font-weight="bold" officeooo:rsid="00538f26" officeooo:paragraph-rsid="00601c69" style:font-weight-asian="bold" style:font-weight-complex="bold"/>
    </style:style>
    <style:style style:name="P156" style:family="paragraph" style:parent-style-name="Standard" style:list-style-name="L1">
      <style:text-properties fo:font-weight="bold" officeooo:rsid="00538f26" officeooo:paragraph-rsid="0061f82f" style:font-weight-asian="bold" style:font-weight-complex="bold"/>
    </style:style>
    <style:style style:name="P157" style:family="paragraph" style:parent-style-name="Standard" style:list-style-name="L1">
      <style:text-properties fo:font-weight="bold" officeooo:rsid="00538f26" officeooo:paragraph-rsid="0066461c" style:font-weight-asian="bold" style:font-weight-complex="bold"/>
    </style:style>
    <style:style style:name="P158" style:family="paragraph" style:parent-style-name="Standard" style:list-style-name="L1">
      <style:text-properties fo:font-weight="bold" officeooo:rsid="00538f26" officeooo:paragraph-rsid="00669741" style:font-weight-asian="bold" style:font-weight-complex="bold"/>
    </style:style>
    <style:style style:name="P159" style:family="paragraph" style:parent-style-name="Standard" style:list-style-name="L1">
      <style:text-properties fo:font-weight="bold" officeooo:rsid="00538f26" officeooo:paragraph-rsid="0067edaa" style:font-weight-asian="bold" style:font-weight-complex="bold"/>
    </style:style>
    <style:style style:name="P160" style:family="paragraph" style:parent-style-name="Standard" style:list-style-name="L1">
      <style:text-properties fo:font-weight="bold" officeooo:rsid="00538f26" officeooo:paragraph-rsid="0069c419" style:font-weight-asian="bold" style:font-weight-complex="bold"/>
    </style:style>
    <style:style style:name="P161" style:family="paragraph" style:parent-style-name="Standard" style:list-style-name="L1">
      <style:text-properties officeooo:rsid="00538f26" officeooo:paragraph-rsid="00538f26"/>
    </style:style>
    <style:style style:name="P162" style:family="paragraph" style:parent-style-name="Standard" style:list-style-name="L1">
      <style:text-properties officeooo:rsid="00538f26" officeooo:paragraph-rsid="00542354"/>
    </style:style>
    <style:style style:name="T1" style:family="text">
      <style:text-properties officeooo:rsid="00076853"/>
    </style:style>
    <style:style style:name="T2" style:family="text">
      <style:text-properties officeooo:rsid="000b9117"/>
    </style:style>
    <style:style style:name="T3" style:family="text">
      <style:text-properties officeooo:rsid="000d439f"/>
    </style:style>
    <style:style style:name="T4" style:family="text">
      <style:text-properties officeooo:rsid="0013fe0e"/>
    </style:style>
    <style:style style:name="T5" style:family="text">
      <style:text-properties officeooo:rsid="00184f9f"/>
    </style:style>
    <style:style style:name="T6" style:family="text">
      <style:text-properties officeooo:rsid="00192790"/>
    </style:style>
    <style:style style:name="T7" style:family="text">
      <style:text-properties officeooo:rsid="001cbe6b"/>
    </style:style>
    <style:style style:name="T8" style:family="text">
      <style:text-properties officeooo:rsid="001f6e6b"/>
    </style:style>
    <style:style style:name="T9" style:family="text">
      <style:text-properties officeooo:rsid="001f7b05"/>
    </style:style>
    <style:style style:name="T10" style:family="text">
      <style:text-properties officeooo:rsid="002061e2"/>
    </style:style>
    <style:style style:name="T11" style:family="text">
      <style:text-properties officeooo:rsid="00214140"/>
    </style:style>
    <style:style style:name="T12" style:family="text">
      <style:text-properties officeooo:rsid="002b86f5"/>
    </style:style>
    <style:style style:name="T13" style:family="text">
      <style:text-properties officeooo:rsid="002d32d0"/>
    </style:style>
    <style:style style:name="T14" style:family="text">
      <style:text-properties officeooo:rsid="002e18f9"/>
    </style:style>
    <style:style style:name="T15" style:family="text">
      <style:text-properties officeooo:rsid="002e6e38"/>
    </style:style>
    <style:style style:name="T16" style:family="text">
      <style:text-properties officeooo:rsid="0030bf93"/>
    </style:style>
    <style:style style:name="T17" style:family="text">
      <style:text-properties officeooo:rsid="003e0beb"/>
    </style:style>
    <style:style style:name="T18" style:family="text">
      <style:text-properties officeooo:rsid="003ec859"/>
    </style:style>
    <style:style style:name="T19" style:family="text">
      <style:text-properties fo:font-weight="bold" style:font-weight-asian="bold" style:font-weight-complex="bold"/>
    </style:style>
    <style:style style:name="T20" style:family="text">
      <style:text-properties fo:font-weight="bold" officeooo:rsid="003ec859" style:font-weight-asian="bold" style:font-weight-complex="bold"/>
    </style:style>
    <style:style style:name="T21" style:family="text">
      <style:text-properties fo:font-weight="bold" officeooo:rsid="004206f2" style:font-weight-asian="bold" style:font-weight-complex="bold"/>
    </style:style>
    <style:style style:name="T22" style:family="text">
      <style:text-properties fo:font-weight="bold" officeooo:rsid="004cf3ab" style:font-weight-asian="bold" style:font-weight-complex="bold"/>
    </style:style>
    <style:style style:name="T23" style:family="text">
      <style:text-properties fo:font-weight="bold" officeooo:rsid="005c7df6" style:font-weight-asian="bold" style:font-weight-complex="bold"/>
    </style:style>
    <style:style style:name="T24" style:family="text">
      <style:text-properties fo:font-weight="bold" officeooo:rsid="0066461c" style:font-weight-asian="bold" style:font-weight-complex="bold"/>
    </style:style>
    <style:style style:name="T25" style:family="text">
      <style:text-properties fo:font-weight="bold" officeooo:rsid="007a1243" style:font-weight-asian="bold" style:font-weight-complex="bold"/>
    </style:style>
    <style:style style:name="T26" style:family="text">
      <style:text-properties fo:font-weight="bold" officeooo:rsid="00811ab4" style:font-weight-asian="bold" style:font-weight-complex="bold"/>
    </style:style>
    <style:style style:name="T27" style:family="text">
      <style:text-properties fo:font-weight="bold" officeooo:rsid="00904619" style:font-weight-asian="bold" style:font-weight-complex="bold"/>
    </style:style>
    <style:style style:name="T28" style:family="text">
      <style:text-properties fo:font-weight="bold" officeooo:rsid="009080d3" style:font-weight-asian="bold" style:font-weight-complex="bold"/>
    </style:style>
    <style:style style:name="T29" style:family="text">
      <style:text-properties fo:font-weight="bold" officeooo:rsid="00932b24" style:font-weight-asian="bold" style:font-weight-complex="bold"/>
    </style:style>
    <style:style style:name="T30" style:family="text">
      <style:text-properties fo:font-weight="bold" officeooo:rsid="00baff2d" style:font-weight-asian="bold" style:font-weight-complex="bold"/>
    </style:style>
    <style:style style:name="T31" style:family="text">
      <style:text-properties officeooo:rsid="00059d1d"/>
    </style:style>
    <style:style style:name="T32" style:family="text">
      <style:text-properties fo:font-weight="normal" style:font-weight-asian="normal" style:font-weight-complex="normal"/>
    </style:style>
    <style:style style:name="T33" style:family="text">
      <style:text-properties fo:font-weight="normal" officeooo:rsid="00402ba6" style:font-weight-asian="normal" style:font-weight-complex="normal"/>
    </style:style>
    <style:style style:name="T34" style:family="text">
      <style:text-properties fo:font-weight="normal" officeooo:rsid="004206f2" style:font-weight-asian="normal" style:font-weight-complex="normal"/>
    </style:style>
    <style:style style:name="T35" style:family="text">
      <style:text-properties fo:font-weight="normal" officeooo:rsid="0042e8cd" style:font-weight-asian="normal" style:font-weight-complex="normal"/>
    </style:style>
    <style:style style:name="T36" style:family="text">
      <style:text-properties fo:font-weight="normal" officeooo:rsid="00435d33" style:font-weight-asian="normal" style:font-weight-complex="normal"/>
    </style:style>
    <style:style style:name="T37" style:family="text">
      <style:text-properties fo:font-weight="normal" officeooo:rsid="00447761" style:font-weight-asian="normal" style:font-weight-complex="normal"/>
    </style:style>
    <style:style style:name="T38" style:family="text">
      <style:text-properties fo:font-weight="normal" officeooo:rsid="004cf3ab" style:font-weight-asian="normal" style:font-weight-complex="normal"/>
    </style:style>
    <style:style style:name="T39" style:family="text">
      <style:text-properties fo:font-weight="normal" officeooo:rsid="004e0a41" style:font-weight-asian="normal" style:font-weight-complex="normal"/>
    </style:style>
    <style:style style:name="T40" style:family="text">
      <style:text-properties fo:font-weight="normal" officeooo:rsid="005130b9" style:font-weight-asian="normal" style:font-weight-complex="normal"/>
    </style:style>
    <style:style style:name="T41" style:family="text">
      <style:text-properties fo:font-weight="normal" officeooo:rsid="0053123c" style:font-weight-asian="normal" style:font-weight-complex="normal"/>
    </style:style>
    <style:style style:name="T42" style:family="text">
      <style:text-properties fo:font-weight="normal" officeooo:rsid="005a9621" style:font-weight-asian="normal" style:font-weight-complex="normal"/>
    </style:style>
    <style:style style:name="T43" style:family="text">
      <style:text-properties fo:font-weight="normal" officeooo:rsid="005c7df6" style:font-weight-asian="normal" style:font-weight-complex="normal"/>
    </style:style>
    <style:style style:name="T44" style:family="text">
      <style:text-properties fo:font-weight="normal" officeooo:rsid="005c8c40" style:font-weight-asian="normal" style:font-weight-complex="normal"/>
    </style:style>
    <style:style style:name="T45" style:family="text">
      <style:text-properties fo:font-weight="normal" officeooo:rsid="0056a7ab" style:font-weight-asian="normal" style:font-weight-complex="normal"/>
    </style:style>
    <style:style style:name="T46" style:family="text">
      <style:text-properties fo:font-weight="normal" officeooo:rsid="005de6eb" style:font-weight-asian="normal" style:font-weight-complex="normal"/>
    </style:style>
    <style:style style:name="T47" style:family="text">
      <style:text-properties fo:font-weight="normal" officeooo:rsid="005ebaa0" style:font-weight-asian="normal" style:font-weight-complex="normal"/>
    </style:style>
    <style:style style:name="T48" style:family="text">
      <style:text-properties fo:font-weight="normal" officeooo:rsid="00603a51" style:font-weight-asian="normal" style:font-weight-complex="normal"/>
    </style:style>
    <style:style style:name="T49" style:family="text">
      <style:text-properties fo:font-weight="normal" officeooo:rsid="006351bc" style:font-weight-asian="normal" style:font-weight-complex="normal"/>
    </style:style>
    <style:style style:name="T50" style:family="text">
      <style:text-properties fo:font-weight="normal" officeooo:rsid="0066461c" style:font-weight-asian="normal" style:font-weight-complex="normal"/>
    </style:style>
    <style:style style:name="T51" style:family="text">
      <style:text-properties fo:font-weight="normal" officeooo:rsid="00675c1a" style:font-weight-asian="normal" style:font-weight-complex="normal"/>
    </style:style>
    <style:style style:name="T52" style:family="text">
      <style:text-properties fo:font-weight="normal" officeooo:rsid="0067edaa" style:font-weight-asian="normal" style:font-weight-complex="normal"/>
    </style:style>
    <style:style style:name="T53" style:family="text">
      <style:text-properties fo:font-weight="normal" officeooo:rsid="0069c419" style:font-weight-asian="normal" style:font-weight-complex="normal"/>
    </style:style>
    <style:style style:name="T54" style:family="text">
      <style:text-properties fo:font-weight="normal" officeooo:rsid="006ab9c3" style:font-weight-asian="normal" style:font-weight-complex="normal"/>
    </style:style>
    <style:style style:name="T55" style:family="text">
      <style:text-properties fo:font-weight="normal" officeooo:rsid="006b6d1b" style:font-weight-asian="normal" style:font-weight-complex="normal"/>
    </style:style>
    <style:style style:name="T56" style:family="text">
      <style:text-properties fo:font-weight="normal" officeooo:rsid="006d6787" style:font-weight-asian="normal" style:font-weight-complex="normal"/>
    </style:style>
    <style:style style:name="T57" style:family="text">
      <style:text-properties fo:font-weight="normal" officeooo:rsid="0071177b" style:font-weight-asian="normal" style:font-weight-complex="normal"/>
    </style:style>
    <style:style style:name="T58" style:family="text">
      <style:text-properties fo:font-weight="normal" officeooo:rsid="0072ec99" style:font-weight-asian="normal" style:font-weight-complex="normal"/>
    </style:style>
    <style:style style:name="T59" style:family="text">
      <style:text-properties fo:font-weight="normal" officeooo:rsid="00739112" style:font-weight-asian="normal" style:font-weight-complex="normal"/>
    </style:style>
    <style:style style:name="T60" style:family="text">
      <style:text-properties fo:font-weight="normal" officeooo:rsid="00751f38" style:font-weight-asian="normal" style:font-weight-complex="normal"/>
    </style:style>
    <style:style style:name="T61" style:family="text">
      <style:text-properties fo:font-weight="normal" officeooo:rsid="007a1243" style:font-weight-asian="normal" style:font-weight-complex="normal"/>
    </style:style>
    <style:style style:name="T62" style:family="text">
      <style:text-properties fo:font-weight="normal" officeooo:rsid="007a7f39" style:font-weight-asian="normal" style:font-weight-complex="normal"/>
    </style:style>
    <style:style style:name="T63" style:family="text">
      <style:text-properties fo:font-weight="normal" officeooo:rsid="007ca844" style:font-weight-asian="normal" style:font-weight-complex="normal"/>
    </style:style>
    <style:style style:name="T64" style:family="text">
      <style:text-properties fo:font-weight="normal" officeooo:rsid="007dca86" style:font-weight-asian="normal" style:font-weight-complex="normal"/>
    </style:style>
    <style:style style:name="T65" style:family="text">
      <style:text-properties fo:font-weight="normal" officeooo:rsid="00811ab4" style:font-weight-asian="normal" style:font-weight-complex="normal"/>
    </style:style>
    <style:style style:name="T66" style:family="text">
      <style:text-properties fo:font-weight="normal" officeooo:rsid="0082806c" style:font-weight-asian="normal" style:font-weight-complex="normal"/>
    </style:style>
    <style:style style:name="T67" style:family="text">
      <style:text-properties fo:font-weight="normal" officeooo:rsid="00829f15" style:font-weight-asian="normal" style:font-weight-complex="normal"/>
    </style:style>
    <style:style style:name="T68" style:family="text">
      <style:text-properties fo:font-weight="normal" officeooo:rsid="00836921" style:font-weight-asian="normal" style:font-weight-complex="normal"/>
    </style:style>
    <style:style style:name="T69" style:family="text">
      <style:text-properties fo:font-weight="normal" officeooo:rsid="008531c2" style:font-weight-asian="normal" style:font-weight-complex="normal"/>
    </style:style>
    <style:style style:name="T70" style:family="text">
      <style:text-properties fo:font-weight="normal" officeooo:rsid="00876ccc" style:font-weight-asian="normal" style:font-weight-complex="normal"/>
    </style:style>
    <style:style style:name="T71" style:family="text">
      <style:text-properties fo:font-weight="normal" officeooo:rsid="0087a715" style:font-weight-asian="normal" style:font-weight-complex="normal"/>
    </style:style>
    <style:style style:name="T72" style:family="text">
      <style:text-properties fo:font-weight="normal" officeooo:rsid="008810e0" style:font-weight-asian="normal" style:font-weight-complex="normal"/>
    </style:style>
    <style:style style:name="T73" style:family="text">
      <style:text-properties fo:font-weight="normal" officeooo:rsid="009080d3" style:font-weight-asian="normal" style:font-weight-complex="normal"/>
    </style:style>
    <style:style style:name="T74" style:family="text">
      <style:text-properties fo:font-weight="normal" officeooo:rsid="00932b24" style:font-weight-asian="normal" style:font-weight-complex="normal"/>
    </style:style>
    <style:style style:name="T75" style:family="text">
      <style:text-properties fo:font-weight="normal" officeooo:rsid="00949602" style:font-weight-asian="normal" style:font-weight-complex="normal"/>
    </style:style>
    <style:style style:name="T76" style:family="text">
      <style:text-properties fo:font-weight="normal" officeooo:rsid="00952aec" style:font-weight-asian="normal" style:font-weight-complex="normal"/>
    </style:style>
    <style:style style:name="T77" style:family="text">
      <style:text-properties fo:font-weight="normal" officeooo:rsid="0096a53c" style:font-weight-asian="normal" style:font-weight-complex="normal"/>
    </style:style>
    <style:style style:name="T78" style:family="text">
      <style:text-properties fo:font-weight="normal" officeooo:rsid="0096ee5f" style:font-weight-asian="normal" style:font-weight-complex="normal"/>
    </style:style>
    <style:style style:name="T79" style:family="text">
      <style:text-properties fo:font-weight="normal" officeooo:rsid="00979d5a" style:font-weight-asian="normal" style:font-weight-complex="normal"/>
    </style:style>
    <style:style style:name="T80" style:family="text">
      <style:text-properties fo:font-weight="normal" officeooo:rsid="0098dd85" style:font-weight-asian="normal" style:font-weight-complex="normal"/>
    </style:style>
    <style:style style:name="T81" style:family="text">
      <style:text-properties fo:font-weight="normal" officeooo:rsid="009a9212" style:font-weight-asian="normal" style:font-weight-complex="normal"/>
    </style:style>
    <style:style style:name="T82" style:family="text">
      <style:text-properties fo:font-weight="normal" officeooo:rsid="009d14aa" style:font-weight-asian="normal" style:font-weight-complex="normal"/>
    </style:style>
    <style:style style:name="T83" style:family="text">
      <style:text-properties fo:font-weight="normal" officeooo:rsid="00059d1d" style:font-weight-asian="normal" style:font-weight-complex="normal"/>
    </style:style>
    <style:style style:name="T84" style:family="text">
      <style:text-properties fo:font-weight="normal" officeooo:rsid="009e4353" style:font-weight-asian="normal" style:font-weight-complex="normal"/>
    </style:style>
    <style:style style:name="T85" style:family="text">
      <style:text-properties fo:font-weight="normal" officeooo:rsid="009fa02e" style:font-weight-asian="normal" style:font-weight-complex="normal"/>
    </style:style>
    <style:style style:name="T86" style:family="text">
      <style:text-properties fo:font-weight="normal" officeooo:rsid="00a024be" style:font-weight-asian="normal" style:font-weight-complex="normal"/>
    </style:style>
    <style:style style:name="T87" style:family="text">
      <style:text-properties fo:font-weight="normal" officeooo:rsid="00a553ce" style:font-weight-asian="normal" style:font-weight-complex="normal"/>
    </style:style>
    <style:style style:name="T88" style:family="text">
      <style:text-properties fo:font-weight="normal" officeooo:rsid="00a6f480" style:font-weight-asian="normal" style:font-weight-complex="normal"/>
    </style:style>
    <style:style style:name="T89" style:family="text">
      <style:text-properties fo:font-weight="normal" officeooo:rsid="00a83173" style:font-weight-asian="normal" style:font-weight-complex="normal"/>
    </style:style>
    <style:style style:name="T90" style:family="text">
      <style:text-properties fo:font-weight="normal" officeooo:rsid="001a06b6" style:font-weight-asian="normal" style:font-weight-complex="normal"/>
    </style:style>
    <style:style style:name="T91" style:family="text">
      <style:text-properties fo:font-weight="normal" officeooo:rsid="00ab20e3" style:font-weight-asian="normal" style:font-weight-complex="normal"/>
    </style:style>
    <style:style style:name="T92" style:family="text">
      <style:text-properties fo:font-weight="normal" officeooo:rsid="00ab426a" style:font-weight-asian="normal" style:font-weight-complex="normal"/>
    </style:style>
    <style:style style:name="T93" style:family="text">
      <style:text-properties fo:font-weight="normal" officeooo:rsid="00ac6fda" style:font-weight-asian="normal" style:font-weight-complex="normal"/>
    </style:style>
    <style:style style:name="T94" style:family="text">
      <style:text-properties fo:font-weight="normal" officeooo:rsid="00ace9f1" style:font-weight-asian="normal" style:font-weight-complex="normal"/>
    </style:style>
    <style:style style:name="T95" style:family="text">
      <style:text-properties fo:font-weight="normal" officeooo:rsid="00af172e" style:font-weight-asian="normal" style:font-weight-complex="normal"/>
    </style:style>
    <style:style style:name="T96" style:family="text">
      <style:text-properties fo:font-weight="normal" officeooo:rsid="00b11117" style:font-weight-asian="normal" style:font-weight-complex="normal"/>
    </style:style>
    <style:style style:name="T97" style:family="text">
      <style:text-properties fo:font-weight="normal" officeooo:rsid="00b19bf8" style:font-weight-asian="normal" style:font-weight-complex="normal"/>
    </style:style>
    <style:style style:name="T98" style:family="text">
      <style:text-properties fo:font-weight="normal" officeooo:rsid="00b50567" style:font-weight-asian="normal" style:font-weight-complex="normal"/>
    </style:style>
    <style:style style:name="T99" style:family="text">
      <style:text-properties fo:font-weight="normal" officeooo:rsid="00b59943" style:font-weight-asian="normal" style:font-weight-complex="normal"/>
    </style:style>
    <style:style style:name="T100" style:family="text">
      <style:text-properties fo:font-weight="normal" officeooo:rsid="00b75166" style:font-weight-asian="normal" style:font-weight-complex="normal"/>
    </style:style>
    <style:style style:name="T101" style:family="text">
      <style:text-properties fo:font-weight="normal" officeooo:rsid="00b821a8" style:font-weight-asian="normal" style:font-weight-complex="normal"/>
    </style:style>
    <style:style style:name="T102" style:family="text">
      <style:text-properties fo:font-weight="normal" officeooo:rsid="00b843f9" style:font-weight-asian="normal" style:font-weight-complex="normal"/>
    </style:style>
    <style:style style:name="T103" style:family="text">
      <style:text-properties fo:font-weight="normal" officeooo:rsid="00b89588" style:font-weight-asian="normal" style:font-weight-complex="normal"/>
    </style:style>
    <style:style style:name="T104" style:family="text">
      <style:text-properties fo:font-weight="normal" officeooo:rsid="00b9012f" style:font-weight-asian="normal" style:font-weight-complex="normal"/>
    </style:style>
    <style:style style:name="T105" style:family="text">
      <style:text-properties fo:font-weight="normal" officeooo:rsid="00b91598" style:font-weight-asian="normal" style:font-weight-complex="normal"/>
    </style:style>
    <style:style style:name="T106" style:family="text">
      <style:text-properties style:font-name="Calibri" fo:font-size="10pt" fo:font-weight="bold" style:font-size-asian="10pt" style:font-weight-asian="bold" style:font-size-complex="10pt" style:font-weight-complex="bold"/>
    </style:style>
    <style:style style:name="T107" style:family="text">
      <style:text-properties style:font-name="Calibri" fo:font-size="10pt" fo:font-weight="normal" style:font-size-asian="10pt" style:font-weight-asian="normal" style:font-size-complex="10pt" style:font-weight-complex="normal"/>
    </style:style>
    <style:style style:name="T108" style:family="text">
      <style:text-properties style:font-name="Calibri" fo:font-size="10pt" fo:font-weight="normal" officeooo:rsid="00542354" style:font-size-asian="10pt" style:font-weight-asian="normal" style:font-size-complex="10pt" style:font-weight-complex="normal"/>
    </style:style>
    <style:style style:name="T109" style:family="text">
      <style:text-properties style:font-name="Calibri" fo:font-size="10pt" fo:font-weight="normal" officeooo:rsid="00547644" style:font-size-asian="10pt" style:font-weight-asian="normal" style:font-size-complex="10pt" style:font-weight-complex="normal"/>
    </style:style>
    <style:style style:name="T110" style:family="text">
      <style:text-properties style:font-name="Calibri" fo:font-size="10pt" fo:font-weight="normal" officeooo:rsid="0056a7ab" style:font-size-asian="10pt" style:font-weight-asian="normal" style:font-size-complex="10pt" style:font-weight-complex="normal"/>
    </style:style>
    <style:style style:name="T111" style:family="text">
      <style:text-properties style:font-name="Calibri" fo:font-size="10pt" fo:font-weight="normal" officeooo:rsid="0058981f" style:font-size-asian="10pt" style:font-weight-asian="normal" style:font-size-complex="10pt" style:font-weight-complex="normal"/>
    </style:style>
    <style:style style:name="T112" style:family="text">
      <style:text-properties style:font-name="Calibri" fo:font-size="10pt" fo:font-weight="normal" officeooo:rsid="005c7df6" style:font-size-asian="10pt" style:font-weight-asian="normal" style:font-size-complex="10pt" style:font-weight-complex="normal"/>
    </style:style>
    <style:style style:name="T113" style:family="text">
      <style:text-properties style:font-name="Calibri" fo:font-size="10pt" fo:font-weight="normal" officeooo:rsid="005de6eb" style:font-size-asian="10pt" style:font-weight-asian="normal" style:font-size-complex="10pt" style:font-weight-complex="normal"/>
    </style:style>
    <style:style style:name="T114" style:family="text">
      <style:text-properties style:font-name="Calibri" fo:font-size="10pt" fo:font-weight="normal" officeooo:rsid="005ebaa0" style:font-size-asian="10pt" style:font-weight-asian="normal" style:font-size-complex="10pt" style:font-weight-complex="normal"/>
    </style:style>
    <style:style style:name="T115" style:family="text">
      <style:text-properties style:font-name="Calibri" fo:font-size="10pt" fo:font-weight="normal" officeooo:rsid="00601c69" style:font-size-asian="10pt" style:font-weight-asian="normal" style:font-size-complex="10pt" style:font-weight-complex="normal"/>
    </style:style>
    <style:style style:name="T116" style:family="text">
      <style:text-properties style:font-name="Calibri" fo:font-size="10pt" fo:font-weight="normal" officeooo:rsid="0061f82f" style:font-size-asian="10pt" style:font-weight-asian="normal" style:font-size-complex="10pt" style:font-weight-complex="normal"/>
    </style:style>
    <style:style style:name="T117" style:family="text">
      <style:text-properties style:font-name="Calibri" fo:font-size="10pt" fo:font-weight="normal" officeooo:rsid="0066461c" style:font-size-asian="10pt" style:font-weight-asian="normal" style:font-size-complex="10pt" style:font-weight-complex="normal"/>
    </style:style>
    <style:style style:name="T118" style:family="text">
      <style:text-properties style:font-name="Calibri" fo:font-size="10pt" fo:font-weight="normal" officeooo:rsid="00669741" style:font-size-asian="10pt" style:font-weight-asian="normal" style:font-size-complex="10pt" style:font-weight-complex="normal"/>
    </style:style>
    <style:style style:name="T119" style:family="text">
      <style:text-properties style:font-name="Calibri" fo:font-size="10pt" fo:font-weight="normal" officeooo:rsid="0067edaa" style:font-size-asian="10pt" style:font-weight-asian="normal" style:font-size-complex="10pt" style:font-weight-complex="normal"/>
    </style:style>
    <style:style style:name="T120" style:family="text">
      <style:text-properties style:font-name="Calibri" fo:font-size="10pt" fo:font-weight="normal" officeooo:rsid="0069c419" style:font-size-asian="10pt" style:font-weight-asian="normal" style:font-size-complex="10pt" style:font-weight-complex="normal"/>
    </style:style>
    <style:style style:name="T121" style:family="text">
      <style:text-properties style:font-name="Calibri" fo:font-size="10pt" style:font-size-asian="10pt" style:font-size-complex="10pt"/>
    </style:style>
    <style:style style:name="T122" style:family="text">
      <style:text-properties style:font-name="Calibri" fo:font-size="10pt" officeooo:rsid="00059d1d" style:font-size-asian="10pt" style:font-size-complex="10pt"/>
    </style:style>
    <style:style style:name="T123" style:family="text">
      <style:text-properties style:font-name="Calibri" fo:font-size="10pt" officeooo:rsid="00538f26" style:font-size-asian="10pt" style:font-size-complex="10pt"/>
    </style:style>
    <style:style style:name="T124" style:family="text">
      <style:text-properties style:font-name="Calibri" fo:font-size="10pt" officeooo:rsid="005c7df6" style:font-size-asian="10pt" style:font-size-complex="10pt"/>
    </style:style>
    <style:style style:name="T125" style:family="text">
      <style:text-properties officeooo:rsid="004206f2"/>
    </style:style>
    <style:style style:name="T126" style:family="text">
      <style:text-properties officeooo:rsid="004cf3ab"/>
    </style:style>
    <style:style style:name="T127" style:family="text">
      <style:text-properties officeooo:rsid="005c7df6"/>
    </style:style>
    <style:style style:name="T128" style:family="text">
      <style:text-properties officeooo:rsid="0066461c"/>
    </style:style>
    <style:style style:name="T129" style:family="text">
      <style:text-properties officeooo:rsid="00794eec"/>
    </style:style>
    <style:style style:name="T130" style:family="text">
      <style:text-properties officeooo:rsid="0079fcb4"/>
    </style:style>
    <style:style style:name="T131" style:family="text">
      <style:text-properties officeooo:rsid="007a1243"/>
    </style:style>
    <style:style style:name="T132" style:family="text">
      <style:text-properties officeooo:rsid="0080bb65"/>
    </style:style>
    <style:style style:name="T133" style:family="text">
      <style:text-properties officeooo:rsid="00811ab4"/>
    </style:style>
    <style:style style:name="T134" style:family="text">
      <style:text-properties officeooo:rsid="0087a715"/>
    </style:style>
    <style:style style:name="T135" style:family="text">
      <style:text-properties officeooo:rsid="008ea1ce"/>
    </style:style>
    <style:style style:name="T136" style:family="text">
      <style:text-properties officeooo:rsid="00932b24"/>
    </style:style>
    <style:style style:name="T137" style:family="text">
      <style:text-properties officeooo:rsid="0098dd85"/>
    </style:style>
    <style:style style:name="T138" style:family="text">
      <style:text-properties officeooo:rsid="00b915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ard and Display Testing:</text:p>
      <text:p text:style-name="P2"/>
      <text:p text:style-name="P47">Board Component tests:</text:p>
      <text:p text:style-name="P47">Description:</text:p>
      <text:p text:style-name="P2">The central component of the architecture for the actual play of the game is the Board component. It is responsible for maintaining the overall board state, <text:span text:style-name="T8">directing</text:span> the flow of the game, and communicating that state and flow to the other components. It is expected that most other components communicate with this component. As such, the Board component is responsible for tracking the teams and their pieces and ensuring that each play is valid according to the game rules, and <text:span text:style-name="T8">that</text:span> the change to the state of the board <text:span text:style-name="T8">is </text:span>propogated to the <text:span text:style-name="T8">D</text:span>isplay and <text:span text:style-name="T8">L</text:span>ogger <text:span text:style-name="T8">components</text:span>. The Board <text:span text:style-name="T8">component</text:span> <text:span text:style-name="T8">is</text:span> also responsible for representing the Board and expressing the state of the Board according to this representation. Looked at from an MVC architectural perspective, the Board has some of the functions of a Controller, but also some aspects of the Model. One of the primary inputs to the Board component comes from the Event Handler component.</text:p>
      <text:p text:style-name="P7">The Board component will be tested to ensure that a piece is correctly moved, <text:span text:style-name="T2">all pieces occupying a shot space are dealt the correct damage</text:span>, the next <text:span text:style-name="T8">active </text:span>piece is correctly determined, scan<text:span text:style-name="T2">ning</text:span> a space or area is performed correctly, <text:span text:style-name="T2">spaces are correctly converted between their absolute and relative representations, and a space is correctly determined to be inside or outside of the board’s boundaries. These tests includes testing the correct piece is moved, pieces not occupying a shot space remain undamaged, the next active piece is alive, only spaces within range are scanned, converting to one representation and back gives the correct result, and testing spaces just within bounds, the bounds themselves, and spaces considered to be out of bounds. Extensive tests will also be conducted on the reduce method of the board class, which takes a hexagon coordinate and reduces it to its minimal representation. Testing the reduce method will include testing correct and incorrect hexagon coordinate inputs and testing sensitive hexagon coordinate inputs. </text:span></text:p>
      <text:p text:style-name="P2"/>
      <text:p text:style-name="P47">Board Class tests:</text:p>
      <text:p text:style-name="P57">Description:</text:p>
      <text:p text:style-name="P2">The Board <text:span text:style-name="T9">class</text:span> is designed to model the game board. The Board class stores an array of the coordinates of the hexagon spaces at which the game pieces are located, an array of the coordinates of the hexagon spaces that are the boundary limits of the game board, an array of the game pieces, and array of the teams, the enumeration of the current game piece that is active, the logger, <text:span text:style-name="T9">and</text:span> the display. The <text:span text:style-name="T10">B</text:span>oard <text:span text:style-name="T10">class</text:span> not only stores the necessary coordinates and pieces, but also manipulates the position of each piece according to direct instruction from the event handlers while also checking that each action is valid. The board component notifies the <text:span text:style-name="T10">L</text:span>ogger and the <text:span text:style-name="T10">D</text:span>isplay after each action so that each may update according to how the game board state has changed <text:span text:style-name="T10">and which actions have been performed</text:span>.</text:p>
      <text:p text:style-name="P57">Significance:</text:p>
      <text:p text:style-name="P141">The <text:span text:style-name="T11">B</text:span>oard class is significant because it <text:span text:style-name="T1">directs</text:span> the flow of the game, <text:span text:style-name="T1">stores the overall state of the game board, and updates the Display and Logger. Also, the Board class is centralized in that it is the communication link between most of the other components for game updates within the system. It is important to assert that the Board class functions correctly to ensure the state of the game board remains stable and correct, other components receive correct updates, the flow of the game is directed correctly and smoothly, and the game rules are adhered to.</text:span></text:p>
      <text:p text:style-name="P58"><text:span text:style-name="T17">Test Cases</text:span>:</text:p>
      <text:list xml:id="list6983176883605491677" text:style-name="L1">
        <text:list-item>
          <text:p text:style-name="P48"><text:span text:style-name="T17">Board():</text:span></text:p>
          <text:list>
            <text:list-item>
              <text:p text:style-name="P8"><text:span text:style-name="T19">Test Case:</text:span> Initialize the Board.</text:p>
              <text:p text:style-name="P11"><text:span text:style-name="T20">E</text:span><text:span text:style-name="T30">x</text:span><text:span text:style-name="T20">pected Result:</text:span><text:span text:style-name="T18"> </text:span>The correct number of teams <text:span text:style-name="T18">and</text:span> pieces <text:span text:style-name="T3">are</text:span> initialized <text:span text:style-name="T18">and</text:span> <text:span text:style-name="T17">Each team has the correct number and type of pieces. The Logger is initialized and present. The Display is initialized and present.</text:span></text:p>
            </text:list-item>
          </text:list>
        </text:list-item>
        <text:list-item>
          <text:p text:style-name="P49">movePiece(PieceEnum piece, HexCoord coord):</text:p>
          <text:list>
            <text:list-item>
              <text:p text:style-name="P61">Test Case:<text:span text:style-name="T32"> The coord</text:span><text:span text:style-name="T35">inate</text:span><text:span text:style-name="T32"> represents a valid coordinate within </text:span><text:span text:style-name="T34">bounds.</text:span></text:p>
              <text:p text:style-name="P8"><text:span text:style-name="T19">Expected Result: </text:span><text:span text:style-name="T32">The piece is moved to </text:span><text:span text:style-name="T35">the </text:span><text:span text:style-name="T32">coord</text:span><text:span text:style-name="T35">inate</text:span><text:span text:style-name="T32">.</text:span></text:p>
            </text:list-item>
            <text:list-item>
              <text:p text:style-name="P62">Test Case: <text:span text:style-name="T32">The coord</text:span><text:span text:style-name="T36">inate</text:span><text:span text:style-name="T32"> represents a valid coordinate </text:span><text:span text:style-name="T34">not within</text:span><text:span text:style-name="T32"> </text:span><text:span text:style-name="T34">bounds.</text:span></text:p>
              <text:p text:style-name="P9"><text:span text:style-name="T19">Expected Result: </text:span><text:span text:style-name="T32">The piece is </text:span><text:span text:style-name="T34">not </text:span><text:span text:style-name="T32">moved </text:span><text:span text:style-name="T34">at all and the error </text:span><text:span text:style-name="T35">is </text:span><text:span text:style-name="T34">handled</text:span><text:span text:style-name="T32">.</text:span></text:p>
            </text:list-item>
            <text:list-item>
              <text:p text:style-name="P63">Test Case: <text:span text:style-name="T32">The coord</text:span><text:span text:style-name="T36">inate does not</text:span><text:span text:style-name="T32"> represent a valid coordinate</text:span><text:span text:style-name="T34">.</text:span></text:p>
              <text:p text:style-name="P10"><text:soft-page-break/><text:span text:style-name="T19">Expected Result: </text:span><text:span text:style-name="T32">The piece is </text:span><text:span text:style-name="T34">not </text:span><text:span text:style-name="T32">moved </text:span><text:span text:style-name="T34">at all and the error </text:span><text:span text:style-name="T35">is </text:span><text:span text:style-name="T34">handled</text:span><text:span text:style-name="T32">.</text:span></text:p>
            </text:list-item>
            <text:list-item>
              <text:p text:style-name="P64">Test Case: <text:span text:style-name="T32">The piece parameter represents a valid piece.</text:span></text:p>
              <text:p text:style-name="P64">Expected Result: <text:span text:style-name="T32">The correct piece is moved and no other piece </text:span><text:span text:style-name="T37">is</text:span><text:span text:style-name="T32">.</text:span></text:p>
            </text:list-item>
            <text:list-item>
              <text:p text:style-name="P64">Test Case: <text:span text:style-name="T32">The piece parameter does not represent a valid piece.</text:span></text:p>
              <text:p text:style-name="P64">Expected Result: <text:span text:style-name="T32">No piece is moved </text:span><text:span text:style-name="T33">and the error is handled</text:span><text:span text:style-name="T32">.</text:span></text:p>
            </text:list-item>
            <text:list-item>
              <text:p text:style-name="P65">Test Case: <text:span text:style-name="T32">The travel distance is less than the piece’s remaining mobility points.</text:span></text:p>
              <text:p text:style-name="P65">Expected Results: <text:span text:style-name="T34">The piece is moved to the coordinate.</text:span></text:p>
            </text:list-item>
            <text:list-item>
              <text:p text:style-name="P66">Test Case: <text:span text:style-name="T32">The travel distance is </text:span><text:span text:style-name="T37">equal to</text:span><text:span text:style-name="T32"> the piece’s remaining mobility points.</text:span></text:p>
              <text:p text:style-name="P66"><text:span text:style-name="T125">Expected Results:</text:span><text:span text:style-name="T34"> The piece is moved to the coordinate.</text:span></text:p>
            </text:list-item>
            <text:list-item>
              <text:p text:style-name="P66">Test Case: <text:span text:style-name="T32">The travel distance is </text:span><text:span text:style-name="T37">greater than</text:span><text:span text:style-name="T32"> the piece’s remaining mobility points.</text:span></text:p>
              <text:p text:style-name="P17"><text:span text:style-name="T21">Expected Results:</text:span><text:span text:style-name="T34"> The piece is </text:span><text:span text:style-name="T37">not </text:span><text:span text:style-name="T34">moved </text:span><text:span text:style-name="T37">and the error is handled</text:span><text:span text:style-name="T34">.</text:span></text:p>
            </text:list-item>
            <text:list-item>
              <text:p text:style-name="P72">Test Case: <text:span text:style-name="T32">A valid move is performed.</text:span></text:p>
              <text:p text:style-name="P72">Expected Results: <text:span text:style-name="T32">The distance is subtracted from the piece’s mobility points.</text:span></text:p>
            </text:list-item>
            <text:list-item>
              <text:p text:style-name="P72">Test Case: <text:span text:style-name="T32">An invalid move is performed.</text:span></text:p>
              <text:p text:style-name="P18"><text:span text:style-name="T19">Expected Results: </text:span><text:span text:style-name="T32">The piece’s mobility points remain unchanged.</text:span></text:p>
            </text:list-item>
            <text:list-item>
              <text:p text:style-name="P73">Test Case: <text:span text:style-name="T32">Perform two valid move operations follow by a third on the same piece.</text:span></text:p>
              <text:p text:style-name="P73">Expected Results: <text:span text:style-name="T32">The first two moves are performed correctly, but the third is not and the error is handled.</text:span></text:p>
            </text:list-item>
          </text:list>
        </text:list-item>
        <text:list-item>
          <text:p text:style-name="P50">shootSpace(PieceEnum piece, HexCoord coord):</text:p>
          <text:list>
            <text:list-item>
              <text:p text:style-name="P75">Test Case: <text:span text:style-name="T32">Shoot a space </text:span><text:span text:style-name="T41">inside</text:span><text:span text:style-name="T40"> the range of the piece’s range points.</text:span></text:p>
              <text:p text:style-name="P59"><text:span text:style-name="T126">Expected Results:</text:span><text:span text:style-name="T38"> </text:span><text:span text:style-name="T41">The shot is performed correctly.</text:span></text:p>
            </text:list-item>
            <text:list-item>
              <text:p text:style-name="P75">Test Case: <text:span text:style-name="T32">Shoot a space </text:span><text:span text:style-name="T40">outside the range of the piece’s range points</text:span><text:span text:style-name="T32">.</text:span></text:p>
              <text:p text:style-name="P59"><text:span text:style-name="T126">Expected Results:</text:span><text:span text:style-name="T38"> </text:span><text:span text:style-name="T40">No piece’s are damaged and the error is handled</text:span><text:span text:style-name="T39">.</text:span></text:p>
            </text:list-item>
            <text:list-item>
              <text:p text:style-name="P74">Test Case: <text:span text:style-name="T32">Shoot an unoccupied space.</text:span></text:p>
              <text:p text:style-name="P74">Expected Results: <text:span text:style-name="T32">No piece is dealt any damage.</text:span></text:p>
            </text:list-item>
            <text:list-item>
              <text:p text:style-name="P74">Test Case: <text:span text:style-name="T32">Shoot a space occupied by one piece.</text:span></text:p>
              <text:p text:style-name="P74">Expected Results: <text:span text:style-name="T32">Only the piece occupying the space is dealt the correct damage.</text:span></text:p>
            </text:list-item>
            <text:list-item>
              <text:p text:style-name="P74">Test Case: <text:span text:style-name="T32">Shoot a space occupied by more than one piece.</text:span></text:p>
            </text:list-item>
            <text:list-item>
              <text:p text:style-name="P12"><text:span text:style-name="T22">Expected Results:</text:span><text:span text:style-name="T38"> </text:span><text:span text:style-name="T39">All pieces occupying the space are dealt the correct damage.</text:span> </text:p>
            </text:list-item>
            <text:list-item>
              <text:p text:style-name="P76">Test Case: <text:span text:style-name="T32">The piece shoots are second time following a first shot.</text:span></text:p>
              <text:p text:style-name="P19"><text:span text:style-name="T19">Expected Results: </text:span><text:span text:style-name="T32">The shot is not performed and the error is handled.</text:span></text:p>
            </text:list-item>
          </text:list>
        </text:list-item>
        <text:list-item>
          <text:p text:style-name="P148"><text:span text:style-name="T123">n</text:span><text:span text:style-name="T122">extPiece():</text:span></text:p>
          <text:list>
            <text:list-item>
              <text:p text:style-name="P149"><text:span text:style-name="T122">T</text:span><text:span text:style-name="T121">est Case: </text:span><text:span text:style-name="T107">Two rounds of game play are simulated </text:span><text:span text:style-name="T109">for 2, 3, and 6 teams</text:span><text:span text:style-name="T107">.</text:span></text:p>
              <text:p text:style-name="P149"><text:span text:style-name="T121">Expected Results: </text:span><text:span text:style-name="T107">The next active piece is correctly determine</text:span><text:span text:style-name="T111">d</text:span><text:span text:style-name="T107"> each turn.</text:span></text:p>
            </text:list-item>
            <text:list-item>
              <text:p text:style-name="P149"><text:span text:style-name="T122">T</text:span><text:span text:style-name="T121">est Case: </text:span><text:span text:style-name="T107">A piece no longer alive is next in line to be active.</text:span></text:p>
              <text:p text:style-name="P161"><text:span text:style-name="T106">Expected Results:</text:span><text:span text:style-name="T107"> The piece is skipped and the next</text:span><text:span text:style-name="T108"> piece is correctly determined</text:span><text:span text:style-name="T107">.</text:span></text:p>
            </text:list-item>
            <text:list-item>
              <text:p text:style-name="P150"><text:span text:style-name="T122">T</text:span><text:span text:style-name="T121">est Case: </text:span><text:span text:style-name="T108">The next team does not posses any live pieces.</text:span></text:p>
              <text:p text:style-name="P162"><text:span text:style-name="T106">Expected Results:</text:span><text:span text:style-name="T107"> The next act</text:span><text:span text:style-name="T108">ive team and piece is correctly determined</text:span><text:span text:style-name="T107">.</text:span></text:p>
            </text:list-item>
          </text:list>
        </text:list-item>
        <text:list-item>
          <text:p text:style-name="P51">scanArea(PieceEnum piece, HexCoord coord):</text:p>
          <text:list>
            <text:list-item>
              <text:p text:style-name="P151"><text:span text:style-name="T122">T</text:span><text:span text:style-name="T121">est Case: </text:span><text:span text:style-name="T110">The coordinate represents a valid coordinate within bounds.</text:span></text:p>
              <text:p text:style-name="P77">Expected Results: <text:span text:style-name="T32">The </text:span><text:span text:style-name="T42">correct scan is performed</text:span><text:span text:style-name="T32">.</text:span></text:p>
            </text:list-item>
            <text:list-item>
              <text:p text:style-name="P152"><text:span text:style-name="T122">T</text:span><text:span text:style-name="T121">est Case: </text:span><text:span text:style-name="T110">The coordinate represents a</text:span><text:span text:style-name="T112"> </text:span><text:span text:style-name="T110">valid coordinate </text:span><text:span text:style-name="T112">outside</text:span><text:span text:style-name="T110"> bounds.</text:span></text:p>
              <text:p text:style-name="P78">Expected Results:<text:span text:style-name="T32"> </text:span><text:span text:style-name="T43">The scan is not performed and the error is han</text:span><text:span text:style-name="T44">dled.</text:span></text:p>
            </text:list-item>
            <text:list-item>
              <text:p text:style-name="P79"><text:span text:style-name="T31">T</text:span>est Case: <text:span text:style-name="T45">The coordinate represents a</text:span><text:span text:style-name="T43"> </text:span><text:span text:style-name="T45">valid coordinate </text:span><text:span text:style-name="T43">outside</text:span><text:span text:style-name="T45"> bounds.</text:span></text:p>
            </text:list-item>
            <text:list-item>
              <text:p text:style-name="P78"><text:span text:style-name="T127">Expected Results:</text:span><text:span text:style-name="T43"> The scan is not performed and the error is handled.</text:span></text:p>
            </text:list-item>
            <text:list-item>
              <text:p text:style-name="P153"><text:span text:style-name="T122">T</text:span><text:span text:style-name="T121">est Case: </text:span><text:span text:style-name="T110">The coordinate represents a</text:span><text:span text:style-name="T113">n</text:span><text:span text:style-name="T112"> </text:span><text:span text:style-name="T113">in</text:span><text:span text:style-name="T110">valid coordinate.</text:span></text:p>
              <text:p text:style-name="P20"><text:span text:style-name="T23">Expected Results:</text:span><text:span text:style-name="T43"> The scan is not performed and the error is handled.</text:span></text:p>
            </text:list-item>
            <text:list-item>
              <text:p text:style-name="P153"><text:span text:style-name="T122">T</text:span><text:span text:style-name="T121">est Case: </text:span><text:span text:style-name="T113">Perform a valid scan</text:span><text:span text:style-name="T110">.</text:span></text:p>
              <text:p text:style-name="P80"><text:span text:style-name="T127">Expected Results:</text:span><text:span text:style-name="T43"> </text:span><text:span text:style-name="T46">The scan returns coordinates that are occupied</text:span><text:span text:style-name="T43">.</text:span></text:p>
            </text:list-item>
            <text:list-item>
              <text:p text:style-name="P153"><text:span text:style-name="T122">T</text:span><text:span text:style-name="T121">est Case: </text:span><text:span text:style-name="T113">Perform a valid scan</text:span><text:span text:style-name="T110">.</text:span></text:p>
              <text:p text:style-name="P80"><text:span text:style-name="T127">Expected Results:</text:span><text:span text:style-name="T43"> </text:span><text:span text:style-name="T46">The scan does not return coordinates that are not occupied</text:span><text:span text:style-name="T43">.</text:span></text:p>
            </text:list-item>
            <text:list-item>
              <text:p text:style-name="P153"><text:span text:style-name="T122">T</text:span><text:span text:style-name="T121">est Case: </text:span><text:span text:style-name="T113">Perform a valid scan</text:span><text:span text:style-name="T110">.</text:span></text:p>
              <text:p text:style-name="P153"><text:span text:style-name="T124">Expected Results:</text:span><text:span text:style-name="T112"> </text:span><text:span text:style-name="T113">The scan does not return coordinates outside the </text:span><text:span text:style-name="T114">piece’s</text:span><text:span text:style-name="T113"> range</text:span><text:span text:style-name="T112">.</text:span></text:p>
            </text:list-item>
          </text:list>
        </text:list-item>
        <text:list-item>
          <text:p text:style-name="P52">scanSpace(HexCoord coord):</text:p>
          <text:list>
            <text:list-item>
              <text:p text:style-name="P157"><text:soft-page-break/><text:span text:style-name="T122">T</text:span><text:span text:style-name="T121">est Case: </text:span><text:span text:style-name="T114">The </text:span><text:span text:style-name="T117">coordinate represents a valid coordinate within bounds</text:span><text:span text:style-name="T110">.</text:span></text:p>
              <text:p text:style-name="P83"><text:span text:style-name="T127">Expected Results:</text:span><text:span text:style-name="T43"> </text:span><text:span text:style-name="T46">The </text:span><text:span text:style-name="T50">correct scan is performed.</text:span></text:p>
            </text:list-item>
            <text:list-item>
              <text:p text:style-name="P157"><text:span text:style-name="T122">T</text:span><text:span text:style-name="T121">est Case: </text:span><text:span text:style-name="T114">The </text:span><text:span text:style-name="T117">coordinate represents a valid coordinate outside bounds</text:span><text:span text:style-name="T110">.</text:span></text:p>
              <text:p text:style-name="P83"><text:span text:style-name="T127">Expected Results:</text:span><text:span text:style-name="T43"> </text:span><text:span text:style-name="T50">The scan is not performed and the error handled.</text:span></text:p>
            </text:list-item>
            <text:list-item>
              <text:p text:style-name="P158"><text:span text:style-name="T122">T</text:span><text:span text:style-name="T121">est Case: </text:span><text:span text:style-name="T114">The </text:span><text:span text:style-name="T117">coordinate represents a</text:span><text:span text:style-name="T118">n</text:span><text:span text:style-name="T117"> </text:span><text:span text:style-name="T118">in</text:span><text:span text:style-name="T117">valid coordinate</text:span><text:span text:style-name="T110">.</text:span></text:p>
              <text:p text:style-name="P84"><text:span text:style-name="T127">Expected Results:</text:span><text:span text:style-name="T43"> </text:span><text:span text:style-name="T50">The scan is not performed and the error handled.</text:span></text:p>
            </text:list-item>
            <text:list-item>
              <text:p text:style-name="P154"><text:span text:style-name="T122">T</text:span><text:span text:style-name="T121">est Case: </text:span><text:span text:style-name="T114">The space is unoccupied</text:span><text:span text:style-name="T110">.</text:span></text:p>
              <text:p text:style-name="P81"><text:span text:style-name="T127">Expected Results:</text:span><text:span text:style-name="T43"> </text:span><text:span text:style-name="T46">The scan </text:span><text:span text:style-name="T47">returns an empty list</text:span><text:span text:style-name="T43">.</text:span></text:p>
            </text:list-item>
            <text:list-item>
              <text:p text:style-name="P155"><text:span text:style-name="T122">T</text:span><text:span text:style-name="T121">est Case: </text:span><text:span text:style-name="T115">The space is occupied by one piece</text:span><text:span text:style-name="T110">.</text:span></text:p>
              <text:p text:style-name="P82"><text:span text:style-name="T127">Expected Results:</text:span><text:span text:style-name="T43"> </text:span><text:span text:style-name="T48">The scan returns a list of only the piece occupying the space.</text:span></text:p>
            </text:list-item>
            <text:list-item>
              <text:p text:style-name="P156"><text:span text:style-name="T122">T</text:span><text:span text:style-name="T121">est Case: </text:span><text:span text:style-name="T115">The space is occupied by </text:span><text:span text:style-name="T116">more than</text:span><text:span text:style-name="T115"> one piece</text:span><text:span text:style-name="T110">.</text:span></text:p>
              <text:p text:style-name="P21"><text:span text:style-name="T23">Expected Results:</text:span><text:span text:style-name="T43"> </text:span><text:span text:style-name="T46">The scan </text:span><text:span text:style-name="T49">returns a list of </text:span><text:span text:style-name="T51">only</text:span><text:span text:style-name="T49"> all pieces occupying the space.</text:span></text:p>
            </text:list-item>
          </text:list>
        </text:list-item>
        <text:list-item>
          <text:p text:style-name="P3"><text:span text:style-name="T19">absoluteToRelative(HexCoord coord)</text:span> and <text:span text:style-name="T19">relativeToAbsolute(HexCoord coord):</text:span></text:p>
          <text:list>
            <text:list-item>
              <text:p text:style-name="P159"><text:span text:style-name="T122">T</text:span><text:span text:style-name="T121">est Case: </text:span><text:span text:style-name="T114">The </text:span><text:span text:style-name="T117">coordinate represents a valid coordinate </text:span><text:span text:style-name="T119">within</text:span><text:span text:style-name="T117"> bounds</text:span><text:span text:style-name="T110">.</text:span></text:p>
              <text:p text:style-name="P85"><text:span text:style-name="T127">Expected Results:</text:span><text:span text:style-name="T43"> </text:span><text:span text:style-name="T50">The </text:span><text:span text:style-name="T52">correct conversion is performed.</text:span></text:p>
            </text:list-item>
            <text:list-item>
              <text:p text:style-name="P160"><text:span text:style-name="T122">T</text:span><text:span text:style-name="T121">est Case: </text:span><text:span text:style-name="T114">The </text:span><text:span text:style-name="T117">coordinate represents a valid coordinate outside bounds</text:span><text:span text:style-name="T110">.</text:span></text:p>
              <text:p text:style-name="P86"><text:span text:style-name="T127">Expected Results:</text:span><text:span text:style-name="T43"> </text:span><text:span text:style-name="T50">The </text:span><text:span text:style-name="T53">conversion</text:span><text:span text:style-name="T50"> is not performed and the error handled.</text:span></text:p>
            </text:list-item>
            <text:list-item>
              <text:p text:style-name="P160"><text:span text:style-name="T122">T</text:span><text:span text:style-name="T121">est Case: </text:span><text:span text:style-name="T114">The </text:span><text:span text:style-name="T117">coordinate represents a</text:span><text:span text:style-name="T120">n</text:span><text:span text:style-name="T117"> </text:span><text:span text:style-name="T120">in</text:span><text:span text:style-name="T117">valid coordinate outside bounds</text:span><text:span text:style-name="T110">.</text:span></text:p>
              <text:p text:style-name="P22"><text:span text:style-name="T23">Expected Results:</text:span><text:span text:style-name="T43"> </text:span><text:span text:style-name="T50">The </text:span><text:span text:style-name="T54">conversion</text:span><text:span text:style-name="T50"> is not performed and the error handled.</text:span></text:p>
            </text:list-item>
            <text:list-item>
              <text:p text:style-name="P87">Test Case: <text:span text:style-name="T32">Convert a relative coordinate to an absolute coordinate.</text:span></text:p>
              <text:p text:style-name="P87">Expected Result: <text:span text:style-name="T32">The correct absolute coordinate is returned.</text:span></text:p>
            </text:list-item>
            <text:list-item>
              <text:p text:style-name="P88">Test Case: <text:span text:style-name="T32">Convert a</text:span><text:span text:style-name="T55">n absolute</text:span><text:span text:style-name="T32"> coordinate to a </text:span><text:span text:style-name="T55">relative</text:span><text:span text:style-name="T32"> coordinate.</text:span></text:p>
              <text:p text:style-name="P23"><text:span text:style-name="T24">Expected Result:</text:span><text:span text:style-name="T50"> The correct </text:span><text:span text:style-name="T56">relative</text:span><text:span text:style-name="T50"> coordinate is returned.</text:span></text:p>
            </text:list-item>
            <text:list-item>
              <text:p text:style-name="P89">Test Case: <text:span text:style-name="T32">Convert a relative coordinate to an absolute coordinate </text:span><text:span text:style-name="T57">and back to a relative coordinate</text:span><text:span text:style-name="T32">.</text:span></text:p>
              <text:p text:style-name="P89"><text:span text:style-name="T128">Expected Result:</text:span><text:span text:style-name="T50"> The </text:span><text:span text:style-name="T57">original</text:span><text:span text:style-name="T50"> </text:span><text:span text:style-name="T57">relative</text:span><text:span text:style-name="T50"> coordinate is returned.</text:span></text:p>
            </text:list-item>
            <text:list-item>
              <text:p text:style-name="P90">Test Case: <text:span text:style-name="T32">Convert a</text:span><text:span text:style-name="T57">n</text:span><text:span text:style-name="T32"> </text:span><text:span text:style-name="T57">absolute</text:span><text:span text:style-name="T32"> coordinate to a </text:span><text:span text:style-name="T57">relative</text:span><text:span text:style-name="T32"> coordinate </text:span><text:span text:style-name="T57">and back to an absolute coordinate</text:span><text:span text:style-name="T32">.</text:span></text:p>
              <text:p text:style-name="P24"><text:span text:style-name="T24">Expected Result:</text:span><text:span text:style-name="T50"> The </text:span><text:span text:style-name="T57">original</text:span><text:span text:style-name="T50"> </text:span><text:span text:style-name="T57">absolute</text:span><text:span text:style-name="T50"> coordinate is returned.</text:span></text:p>
            </text:list-item>
          </text:list>
        </text:list-item>
        <text:list-item>
          <text:p text:style-name="P53">isInBounds(HexCoord coord):</text:p>
          <text:list>
            <text:list-item>
              <text:p text:style-name="P91">Test Case: <text:span text:style-name="T58">The cooordinate represents a valid coordinate within bounds.</text:span></text:p>
              <text:p text:style-name="P91"><text:span text:style-name="T128">Expected Result:</text:span><text:span text:style-name="T50"> </text:span><text:span text:style-name="T59">Returns true.</text:span></text:p>
            </text:list-item>
            <text:list-item>
              <text:p text:style-name="P92">Test Case: <text:span text:style-name="T58">The cooordinate represents a valid coordinate </text:span><text:span text:style-name="T59">outside</text:span><text:span text:style-name="T58"> bounds.</text:span></text:p>
              <text:p text:style-name="P92"><text:span text:style-name="T128">Expected Result:</text:span><text:span text:style-name="T50"> </text:span><text:span text:style-name="T59">Returns false.</text:span></text:p>
            </text:list-item>
            <text:list-item>
              <text:p text:style-name="P93">Test Case: <text:span text:style-name="T58">The cooordinate represents a</text:span><text:span text:style-name="T60">n</text:span><text:span text:style-name="T58"> </text:span><text:span text:style-name="T60">in</text:span><text:span text:style-name="T58">valid coordinate.</text:span></text:p>
              <text:p text:style-name="P25"><text:span text:style-name="T24">Expected Result:</text:span><text:span text:style-name="T50"> </text:span><text:span text:style-name="T60">The error is handled.</text:span><text:span text:style-name="T4"> </text:span></text:p>
            </text:list-item>
          </text:list>
        </text:list-item>
        <text:list-item>
          <text:p text:style-name="P48">PieceEnum:</text:p>
          <text:list>
            <text:list-item>
              <text:p text:style-name="P13">Each enumeration correctly represents a unique piece.</text:p>
            </text:list-item>
            <text:list-item>
              <text:p text:style-name="P15">Each piece is enumerated.</text:p>
            </text:list-item>
            <text:list-item>
              <text:p text:style-name="P13">The enumerations are well defined.</text:p>
            </text:list-item>
          </text:list>
        </text:list-item>
      </text:list>
      <text:p text:style-name="P2"/>
      <text:p text:style-name="P47">HexCoord Class tests:</text:p>
      <text:p text:style-name="P47">Description:</text:p>
      <text:p text:style-name="P2">The HexCoord class is designed to model the hexagon space elements on the game board. The HexCoord class <text:span text:style-name="T12">is</text:span> used to refer to the actual hexagon spaces on the game board and for storing the coordinate positions of the game pieces. The HexCoord class will also be used throughout the system when it is necessary to refer to a hexagon space on the game board, such as within the display component to update the visual display of a game piece.</text:p>
      <text:p text:style-name="P67">Significance:</text:p>
      <text:p text:style-name="P142">The HexCoord class is significant because it represents the coordinates of the hexagon spaces on the game board, but moreso because the reduce method of the HexCoord class is designed to reduce the x, y, and z <text:span text:style-name="T12">coordinates</text:span> down to their minimal representation <text:span text:style-name="T12">for simplification</text:span>, which must function correctly for the rest of the <text:span text:style-name="T12">implementation</text:span> to work. </text:p>
      <text:p text:style-name="P60"><text:span text:style-name="T17">Test Cases</text:span>:</text:p>
      <text:list xml:id="list7227184303263755494" text:style-name="L2">
        <text:list-item>
          <text:p text:style-name="P54"><text:soft-page-break/><text:span text:style-name="T129">Setters and Getters:</text:span></text:p>
          <text:list>
            <text:list-item>
              <text:p text:style-name="P94">Test Case: <text:span text:style-name="T32">Perform each getter method.</text:span></text:p>
              <text:p text:style-name="P94">Expected Result: <text:span text:style-name="T32">Each getter returns its correct value.</text:span></text:p>
            </text:list-item>
            <text:list-item>
              <text:p text:style-name="P94">Test Case: <text:span text:style-name="T32">Perform each setter method.</text:span></text:p>
              <text:p text:style-name="P26"><text:span text:style-name="T19">Expected Result:</text:span><text:span text:style-name="T32"> Each setter sets its respective value.</text:span></text:p>
            </text:list-item>
          </text:list>
        </text:list-item>
        <text:list-item>
          <text:p text:style-name="P54"><text:span text:style-name="T130">r</text:span>educe():</text:p>
          <text:list>
            <text:list-item>
              <text:p text:style-name="P95">Test Case: <text:span text:style-name="T61">Peform the reduce method on a coordinate representing the center.</text:span></text:p>
              <text:p text:style-name="P95">Expected Result: <text:span text:style-name="T61">The center is correctly reduced.</text:span></text:p>
            </text:list-item>
            <text:list-item>
              <text:p text:style-name="P96">Test Case: <text:span text:style-name="T61">Peform the reduce method on coordinates just beyond the center.</text:span></text:p>
              <text:p text:style-name="P96"><text:span text:style-name="T131">Expected Result:</text:span><text:span text:style-name="T61"> The coordinates are correctly reduced.</text:span></text:p>
            </text:list-item>
            <text:list-item>
              <text:p text:style-name="P96">Test Case: <text:span text:style-name="T61">Peform the reduce method on coordinates between the center and boundaries.</text:span></text:p>
              <text:p text:style-name="P96"><text:span text:style-name="T131">Expected Result:</text:span><text:span text:style-name="T61"> The coordinates are correctly reduced.</text:span></text:p>
            </text:list-item>
            <text:list-item>
              <text:p text:style-name="P96">Test Case: <text:span text:style-name="T61">Peform the reduce method </text:span><text:span text:style-name="T62">on coordinates just before the boundaries</text:span><text:span text:style-name="T61">.</text:span></text:p>
              <text:p text:style-name="P96"><text:span text:style-name="T131">Expected Result:</text:span><text:span text:style-name="T61"> The c</text:span><text:span text:style-name="T62">oordinates are</text:span><text:span text:style-name="T61"> correctly reduced.</text:span></text:p>
            </text:list-item>
            <text:list-item>
              <text:p text:style-name="P97">Test Case: <text:span text:style-name="T61">Peform the reduce method </text:span><text:span text:style-name="T63">the boundary coordinates</text:span><text:span text:style-name="T61">.</text:span></text:p>
              <text:p text:style-name="P97"><text:span text:style-name="T131">Expected Result:</text:span><text:span text:style-name="T61"> The c</text:span><text:span text:style-name="T63">pordinates are</text:span><text:span text:style-name="T61"> correctly reduced.</text:span></text:p>
            </text:list-item>
            <text:list-item>
              <text:p text:style-name="P98">Test Case: <text:span text:style-name="T61">Peform the reduce method on a </text:span><text:span text:style-name="T64">coordinate outside the boundries</text:span><text:span text:style-name="T61">.</text:span></text:p>
              <text:p text:style-name="P27"><text:span text:style-name="T25">Expected Result:</text:span><text:span text:style-name="T61"> The </text:span><text:span text:style-name="T64">coordinate is not</text:span><text:span text:style-name="T61"> reduced </text:span><text:span text:style-name="T64">and the error handled</text:span><text:span text:style-name="T61">.</text:span></text:p>
              <text:p text:style-name="P27"><text:span text:style-name="T61"/></text:p>
            </text:list-item>
          </text:list>
        </text:list-item>
      </text:list>
      <text:p text:style-name="P47">Display Component Tests:</text:p>
      <text:p text:style-name="P68">Description:</text:p>
      <text:p text:style-name="P143">The Display component is responsible for the user interface (UI) elements of the game. It primarily takes information from the Board and displays that information to the user. The Display, along with the Flow, would be the View component of an MVC architecture. Even more than the Pieces component which appears next, the Display is a passive component and does not send information out to other components.</text:p>
      <text:p text:style-name="P143">The Display component will be tested to determine that it correctly initializes the various screens, correctly switches between screens, <text:span text:style-name="T14">that each screen is effective and accurate,</text:span> <text:span text:style-name="T13">and that each of the screen buttons performs their intended operation.</text:span></text:p>
      <text:p text:style-name="P143"/>
      <text:p text:style-name="P47">Display Class tests:</text:p>
      <text:p text:style-name="P47">Description:</text:p>
      <text:p text:style-name="P4">The Display class is designed to model the <text:span text:style-name="T15">D</text:span>isplay component. The <text:span text:style-name="T15">Display</text:span> class stores an array of all the screens, which can be easily indexed using the ScreenEnum enumeration that is assigned to each of the screens of the Screen class. The public switchToScreen() method takes in the enumeration of the screen to switch to and then updates the <text:span text:style-name="T15">Display </text:span>component to display the specified screen. The private initializer methods are used to initialize the various screens held by the <text:span text:style-name="T15">D</text:span>isplay. The <text:span text:style-name="T15">D</text:span>isplay also provides an accessor to retrieve the <text:span text:style-name="T15">GameScreen</text:span> to allow easier updating of the <text:span text:style-name="T15">GameScreen</text:span>.</text:p>
      <text:p text:style-name="P69">Significance:</text:p>
      <text:p text:style-name="P144">The Display component is significant because it is responsible for visualizing the state and actions of the system for the user. It is important to ensure correct visualization of the system so the user can interact with and use the system. The Display is also the only visually appealing component within the system. If the Display is not visually appealing, and does not display the data and actions adequately, the system will not succeed. As such, it is imperative to determine that each Screen within the Display is correctly initialized, is visually appealing, and displays the data and actions in a way that is easily interpreted. </text:p>
      <text:p text:style-name="P60"><text:span text:style-name="T17">Test Cases</text:span>:</text:p>
      <text:list xml:id="list1488536312190867588" text:style-name="L3">
        <text:list-item>
          <text:p text:style-name="P55">Display<text:span text:style-name="T132">(Logger logger)</text:span> and initializer methods <text:span text:style-name="T132">for each</text:span> <text:span text:style-name="T132">S</text:span>creen:</text:p>
          <text:list>
            <text:list-item>
              <text:p text:style-name="P99">Test Case: <text:span text:style-name="T32">Inititialize the Display </text:span><text:span text:style-name="T65">when the logger is null</text:span><text:span text:style-name="T32">. </text:span></text:p>
              <text:p text:style-name="P99">Expected Result: <text:span text:style-name="T32">The </text:span><text:span text:style-name="T65">Display is not initialized and the error handled.</text:span></text:p>
            </text:list-item>
            <text:list-item>
              <text:p text:style-name="P100">Test Case: <text:span text:style-name="T32">Inititialize the Display </text:span><text:span text:style-name="T65">when the logger is </text:span><text:span text:style-name="T66">not </text:span><text:span text:style-name="T65">null</text:span><text:span text:style-name="T32">. </text:span></text:p>
              <text:p text:style-name="P100"><text:span text:style-name="T133">Expected Result:</text:span><text:span text:style-name="T65"> The Display is initialized </text:span><text:span text:style-name="T66">smoothly and correctly</text:span><text:span text:style-name="T65">.</text:span></text:p>
            </text:list-item>
            <text:list-item>
              <text:p text:style-name="P100">Test Case: <text:span text:style-name="T66">Initialize each Screen with its respective initializer method</text:span><text:span text:style-name="T32">. </text:span></text:p>
              <text:p text:style-name="P100">Expected Result: <text:span text:style-name="T32">The </text:span><text:span text:style-name="T66">Screen</text:span><text:span text:style-name="T65"> is initialized </text:span><text:span text:style-name="T66">correctly and smoothly</text:span><text:span text:style-name="T65">.</text:span></text:p>
            </text:list-item>
            <text:list-item>
              <text:p text:style-name="P101">Test Case: <text:span text:style-name="T67">View each Screen after initialization.</text:span><text:span text:style-name="T32"> </text:span></text:p>
              <text:p text:style-name="P101"><text:soft-page-break/><text:span text:style-name="T133">Expected Result:</text:span><text:span text:style-name="T65"> </text:span><text:span text:style-name="T67">Each Screen is appealing and conveys its data well</text:span><text:span text:style-name="T65">.</text:span></text:p>
            </text:list-item>
            <text:list-item>
              <text:p text:style-name="P101">Test Case: <text:span text:style-name="T67">Click the buttons of each Screen.</text:span></text:p>
              <text:p text:style-name="P28"><text:span text:style-name="T26">Expected Result:</text:span><text:span text:style-name="T65"> </text:span><text:span text:style-name="T67">Each button performs the intended operat</text:span><text:span text:style-name="T68">i</text:span><text:span text:style-name="T67">on.</text:span></text:p>
            </text:list-item>
          </text:list>
        </text:list-item>
        <text:list-item>
          <text:p text:style-name="P106"><text:span text:style-name="T31">switchTo(ScreenEnum screen):</text:span></text:p>
          <text:list>
            <text:list-item>
              <text:p text:style-name="P102">Test Case: <text:span text:style-name="T69">screen does not represent a valid screen.</text:span></text:p>
              <text:p text:style-name="P102"><text:span text:style-name="T133">Expected Result:</text:span><text:span text:style-name="T65"> </text:span><text:span text:style-name="T69">The Display does not change and the error handled</text:span><text:span text:style-name="T67">.</text:span></text:p>
            </text:list-item>
            <text:list-item>
              <text:p text:style-name="P103">Test Case: <text:span text:style-name="T69">screen represent</text:span><text:span text:style-name="T70">s</text:span><text:span text:style-name="T69"> a valid screen.</text:span></text:p>
              <text:p text:style-name="P103"><text:span text:style-name="T133">Expected Result:</text:span><text:span text:style-name="T65"> </text:span><text:span text:style-name="T69">The Display change</text:span><text:span text:style-name="T70">s</text:span><text:span text:style-name="T69"> </text:span><text:span text:style-name="T70">to the correct screen.</text:span></text:p>
            </text:list-item>
            <text:list-item>
              <text:p text:style-name="P104">Test Case: <text:span text:style-name="T69">Peform the method for each enumeration with a time delay between invocations.</text:span></text:p>
              <text:p text:style-name="P29"><text:span text:style-name="T26">Expected Result:</text:span><text:span text:style-name="T65"> </text:span><text:span text:style-name="T69">The Display switch</text:span><text:span text:style-name="T70">s</text:span><text:span text:style-name="T69"> to each Screen in the correct sequence </text:span><text:span text:style-name="T70">with the correct delay</text:span><text:span text:style-name="T69">. </text:span></text:p>
            </text:list-item>
          </text:list>
        </text:list-item>
        <text:list-item>
          <text:p text:style-name="P55"><text:span text:style-name="T134">g</text:span>etGameScreen():</text:p>
          <text:list>
            <text:list-item>
              <text:p text:style-name="P104">Test Case: <text:span text:style-name="T71">A game is in progress</text:span><text:span text:style-name="T69">.</text:span></text:p>
              <text:p text:style-name="P104"><text:span text:style-name="T133">Expected Result:</text:span><text:span text:style-name="T65"> </text:span><text:span text:style-name="T71">The game screen is returned.</text:span></text:p>
            </text:list-item>
            <text:list-item>
              <text:p text:style-name="P105">Test Case: <text:span text:style-name="T71">A game is </text:span><text:span text:style-name="T72">not</text:span><text:span text:style-name="T71"> in progress</text:span><text:span text:style-name="T69">.</text:span></text:p>
              <text:p text:style-name="P30"><text:span text:style-name="T26">Expected Result:</text:span><text:span text:style-name="T65"> </text:span><text:span text:style-name="T72">Null is returned.</text:span></text:p>
            </text:list-item>
          </text:list>
        </text:list-item>
        <text:list-item>
          <text:p text:style-name="P107"><text:span text:style-name="T31">ScreenEnum:</text:span></text:p>
          <text:list>
            <text:list-item>
              <text:p text:style-name="P14">Each enumeration correctly represents a unique <text:span text:style-name="T5">screen</text:span>.</text:p>
            </text:list-item>
            <text:list-item>
              <text:p text:style-name="P147">Each Screen is <text:span text:style-name="T135">enumerated</text:span>.</text:p>
            </text:list-item>
            <text:list-item>
              <text:p text:style-name="P16">The enumerations are well defined.</text:p>
            </text:list-item>
          </text:list>
        </text:list-item>
      </text:list>
      <text:p text:style-name="P2"><text:tab/></text:p>
      <text:p text:style-name="P47">Screen Class tests:</text:p>
      <text:p text:style-name="P47">Description:</text:p>
      <text:p text:style-name="P2">The Screen class has been designed to model a screen within the system. Each screen will have a specific layout, but the layout will be initialized by the display component. Each screen will be assigned an enumeration that will be stored and for which there is an accessor. Each screen will use the Swing library for its display components, and will <text:span text:style-name="T16">inherit from </text:span>JPanel <text:span text:style-name="T16">and </text:span>holds all of the display elements for that screen, including buttons, images, and other control widgets.</text:p>
      <text:p text:style-name="P70">Significance:</text:p>
      <text:p text:style-name="P145">The Screen class is significant because it defines the basis of each screen. The Screen class must work correctly and guarantee to be displayed or no Screen within the Display component will be displayed correctly.</text:p>
      <text:p text:style-name="P60"><text:span text:style-name="T17">Test Cases</text:span>:</text:p>
      <text:list xml:id="list7807262291795172433" text:style-name="L4">
        <text:list-item>
          <text:p text:style-name="P5"><text:span text:style-name="T27">S</text:span><text:span text:style-name="T19">creen</text:span><text:span text:style-name="T27">(ScreenEnum screen)</text:span></text:p>
          <text:list>
            <text:list-item>
              <text:p text:style-name="P108">Test Case: <text:span text:style-name="T32">Perform the initialization.</text:span></text:p>
              <text:p text:style-name="P108">Expected Result: <text:span text:style-name="T32">The Screen is correctly initialized with the correct enumeration.</text:span></text:p>
            </text:list-item>
          </text:list>
        </text:list-item>
        <text:list-item>
          <text:p text:style-name="P5"><text:span text:style-name="T28">g</text:span><text:span text:style-name="T19">etEnum():</text:span></text:p>
          <text:list>
            <text:list-item>
              <text:p text:style-name="P109">Test Case: <text:span text:style-name="T32">Perform the </text:span><text:span text:style-name="T73">method for each Screen</text:span><text:span text:style-name="T32">.</text:span></text:p>
              <text:p text:style-name="P31"><text:span text:style-name="T19">Expected Result: </text:span><text:span text:style-name="T73">The correct enumeration for each Screen is returned.</text:span></text:p>
            </text:list-item>
          </text:list>
        </text:list-item>
      </text:list>
      <text:p text:style-name="P2"><text:tab/></text:p>
      <text:p text:style-name="P47">GameScreen Class tests:</text:p>
      <text:p text:style-name="P47">Description:</text:p>
      <text:p text:style-name="P2">The GameScreen class inherits from the Screen class and has been designed to model the game screen. It contains all elements that a Screen does, including its ScreenEnum value and the Panels it contains. A collection of images for the game pieces will be stored in an array that will be indexed using enumerations where applicable. The x and y offsets of the board will be stored to allow the correct portion of the board to display when the Player pans the board. Also, the log screen and the context menu that will be shown to the Player to allow the Player to select their action are be stored.</text:p>
      <text:p text:style-name="P71">Significance:</text:p>
      <text:p text:style-name="P146">The GameScreen is significant because it displays the game’s state and actions to the players. This Screen is the most important of all the Screens because this Screen is where the <text:span text:style-name="T7">game is visualized. Every action within the game is visualized here. Much of the user’s time and concern will be focused in this Screen, so this Screen must function correctly and effectively. If the game is not visualized correctly or effectively, the system will not succeed. </text:span></text:p>
      <text:p text:style-name="P60"><text:span text:style-name="T17">Test Cases</text:span>:</text:p>
      <text:list xml:id="list1353370804263499982" text:style-name="L5">
        <text:list-item>
          <text:p text:style-name="P136"><text:soft-page-break/>GameScreen():</text:p>
          <text:list>
            <text:list-item>
              <text:p text:style-name="P111">Test Case: <text:span text:style-name="T32">Perform the </text:span><text:span text:style-name="T74">construction </text:span><text:span text:style-name="T76">for </text:span><text:span text:style-name="T74">2, 3, and 6 teams</text:span><text:span text:style-name="T32">.</text:span></text:p>
              <text:p text:style-name="P110">Expected Result: <text:span text:style-name="T74">The necessary images are initialized.</text:span></text:p>
            </text:list-item>
            <text:list-item>
              <text:p text:style-name="P110">Test Case: <text:span text:style-name="T32">Perform the </text:span><text:span text:style-name="T74">construction for 2, 3, and 6 teams</text:span><text:span text:style-name="T32">.</text:span></text:p>
              <text:p text:style-name="P32"><text:span text:style-name="T29">Expected Result:</text:span><text:span text:style-name="T74"> The teams-bar is correctly positioned an initialized </text:span><text:span text:style-name="T75">with the correct ordering and coloring of teams</text:span><text:span text:style-name="T74">.</text:span></text:p>
            </text:list-item>
            <text:list-item>
              <text:p text:style-name="P111">Test Case: <text:span text:style-name="T32">Perform the </text:span><text:span text:style-name="T74">construction </text:span><text:span text:style-name="T76">for</text:span><text:span text:style-name="T74"> 2, 3, and 6 teams</text:span><text:span text:style-name="T32">.</text:span></text:p>
              <text:p text:style-name="P33"><text:span text:style-name="T29">Expected Result:</text:span><text:span text:style-name="T74"> The </text:span><text:span text:style-name="T76">log screen is correctly initialized and positioned</text:span><text:span text:style-name="T74">.</text:span></text:p>
            </text:list-item>
            <text:list-item>
              <text:p text:style-name="P112">Test Case: <text:span text:style-name="T32">Perform the </text:span><text:span text:style-name="T74">construction </text:span><text:span text:style-name="T76">for</text:span><text:span text:style-name="T74"> 2, 3, and 6 teams</text:span><text:span text:style-name="T32">.</text:span></text:p>
              <text:p text:style-name="P112"><text:span text:style-name="T136">Expected Result:</text:span><text:span text:style-name="T74"> The </text:span><text:span text:style-name="T77">context menu</text:span><text:span text:style-name="T76"> screen is correctly initialized</text:span><text:span text:style-name="T74">.</text:span></text:p>
            </text:list-item>
            <text:list-item>
              <text:p text:style-name="P112">Test Case: <text:span text:style-name="T32">Perform the </text:span><text:span text:style-name="T74">construction </text:span><text:span text:style-name="T76">for</text:span><text:span text:style-name="T74"> 2, 3, and 6 teams</text:span><text:span text:style-name="T32">.</text:span></text:p>
              <text:p text:style-name="P34"><text:span text:style-name="T29">Expected Result:</text:span><text:span text:style-name="T74"> The </text:span><text:span text:style-name="T77">game board</text:span><text:span text:style-name="T76"> is correctly initialized and positioned</text:span><text:span text:style-name="T74">.</text:span></text:p>
            </text:list-item>
            <text:list-item>
              <text:p text:style-name="P112">Test Case: <text:span text:style-name="T32">Perform the </text:span><text:span text:style-name="T74">construction </text:span><text:span text:style-name="T76">for</text:span><text:span text:style-name="T74"> 2, 3, and 6 teams</text:span><text:span text:style-name="T32">.</text:span></text:p>
              <text:p text:style-name="P34"><text:span text:style-name="T29">Expected Result:</text:span><text:span text:style-name="T74"> The </text:span><text:span text:style-name="T77">game piece images</text:span><text:span text:style-name="T76"> </text:span><text:span text:style-name="T77">are</text:span><text:span text:style-name="T76"> correctly initialized and positioned</text:span><text:span text:style-name="T74">.</text:span></text:p>
            </text:list-item>
            <text:list-item>
              <text:p text:style-name="P112">Test Case: <text:span text:style-name="T32">Perform the </text:span><text:span text:style-name="T74">construction </text:span><text:span text:style-name="T76">for</text:span><text:span text:style-name="T74"> 2, 3, and 6 teams</text:span><text:span text:style-name="T32">.</text:span></text:p>
              <text:p text:style-name="P34"><text:span text:style-name="T29">Expected Result:</text:span><text:span text:style-name="T74"> The </text:span><text:span text:style-name="T77">side buttons</text:span><text:span text:style-name="T76"> </text:span><text:span text:style-name="T77">are</text:span><text:span text:style-name="T76"> correctly initialized and positioned</text:span><text:span text:style-name="T74">.</text:span></text:p>
            </text:list-item>
            <text:list-item>
              <text:p text:style-name="P112">Test Case: <text:span text:style-name="T32">Perform the </text:span><text:span text:style-name="T74">construction </text:span><text:span text:style-name="T76">for</text:span><text:span text:style-name="T74"> 2, 3, and 6 teams</text:span><text:span text:style-name="T32">.</text:span></text:p>
              <text:p text:style-name="P34"><text:span text:style-name="T29">Expected Result:</text:span><text:span text:style-name="T74"> The </text:span><text:span text:style-name="T77">end turn button</text:span><text:span text:style-name="T76"> is correctly initialized and positioned</text:span><text:span text:style-name="T74">.</text:span></text:p>
            </text:list-item>
            <text:list-item>
              <text:p text:style-name="P113">Test Case: <text:span text:style-name="T32">Perform the </text:span><text:span text:style-name="T74">construction </text:span><text:span text:style-name="T76">for</text:span><text:span text:style-name="T74"> 2, 3, and 6 teams</text:span><text:span text:style-name="T32">.</text:span></text:p>
              <text:p text:style-name="P35"><text:span text:style-name="T29">Expected Result:</text:span><text:span text:style-name="T74"> The </text:span><text:span text:style-name="T78">quit button</text:span><text:span text:style-name="T76"> is correctly initialized and positioned</text:span><text:span text:style-name="T74">.</text:span></text:p>
            </text:list-item>
            <text:list-item>
              <text:p text:style-name="P114">Test Case: <text:span text:style-name="T32">Perform </text:span><text:span text:style-name="T79">click each button on the GameScreen.</text:span></text:p>
              <text:p text:style-name="P36"><text:span text:style-name="T29">Expected Result:</text:span><text:span text:style-name="T74"> </text:span><text:span text:style-name="T79">Each button performs its intended operation.</text:span></text:p>
            </text:list-item>
          </text:list>
        </text:list-item>
        <text:list-item>
          <text:p text:style-name="P56"><text:span text:style-name="T137">u</text:span>pdate():</text:p>
          <text:list>
            <text:list-item>
              <text:p text:style-name="P115">Test Case: <text:span text:style-name="T80">Change the location of a piece</text:span><text:span text:style-name="T79">.</text:span></text:p>
              <text:p text:style-name="P115"><text:span text:style-name="T136">Expected Result:</text:span><text:span text:style-name="T74"> </text:span><text:span text:style-name="T80">The piece is updated to the correct position.</text:span></text:p>
            </text:list-item>
            <text:list-item>
              <text:p text:style-name="P115">Test Case: <text:span text:style-name="T80">Pan the board.</text:span></text:p>
              <text:p text:style-name="P115"><text:span text:style-name="T136">Expected Result:</text:span><text:span text:style-name="T74"> </text:span><text:span text:style-name="T80">The board is correctly panned</text:span><text:span text:style-name="T79">.</text:span></text:p>
            </text:list-item>
            <text:list-item>
              <text:p text:style-name="P116">Test Case: <text:span text:style-name="T81">Switch the active team and piece</text:span><text:span text:style-name="T79">.</text:span></text:p>
              <text:p text:style-name="P37"><text:span text:style-name="T29">Expected Result:</text:span><text:span text:style-name="T74"> </text:span><text:span text:style-name="T81">The top teams-bar, active piece, board focus, and board visibility is updated correctly.</text:span></text:p>
            </text:list-item>
          </text:list>
        </text:list-item>
        <text:list-item>
          <text:p text:style-name="P137"><text:span text:style-name="T31">movePiece(PieceEnum piece, HexCoord coord):</text:span></text:p>
          <text:list>
            <text:list-item>
              <text:p text:style-name="P118">Test Case: <text:span text:style-name="T84">A valid move is performed.</text:span></text:p>
              <text:p text:style-name="P118"><text:span text:style-name="T136">Expected Result:</text:span><text:span text:style-name="T74"> </text:span><text:span text:style-name="T84">Only t</text:span><text:span text:style-name="T82">he piece </text:span><text:span text:style-name="T84">parameter</text:span><text:span text:style-name="T82"> is </text:span><text:span text:style-name="T84">visually</text:span><text:span text:style-name="T82"> moved to the coordinate </text:span><text:span text:style-name="T84">and no other pieces are moved</text:span><text:span text:style-name="T82">.</text:span></text:p>
            </text:list-item>
            <text:list-item>
              <text:p text:style-name="P117">Test Case: <text:span text:style-name="T82">The coordinate represents a valid hexagon coordinate within bounds</text:span><text:span text:style-name="T79">.</text:span></text:p>
              <text:p text:style-name="P117"><text:span text:style-name="T136">Expected Result:</text:span><text:span text:style-name="T74"> </text:span><text:span text:style-name="T82">The piece is </text:span><text:span text:style-name="T84">visually</text:span><text:span text:style-name="T82"> moved to the coordinate.</text:span></text:p>
            </text:list-item>
            <text:list-item>
              <text:p text:style-name="P117">Test Case: <text:span text:style-name="T82">The coordinate represents a valid hexagon coordinate outside bounds</text:span><text:span text:style-name="T79">.</text:span></text:p>
              <text:p text:style-name="P118"><text:span text:style-name="T136">Expected Result:</text:span><text:span text:style-name="T74"> </text:span><text:span text:style-name="T82">The piece is not </text:span><text:span text:style-name="T84">visually</text:span><text:span text:style-name="T82"> moved and the error handled.</text:span></text:p>
            </text:list-item>
            <text:list-item>
              <text:p text:style-name="P118">Test Case: <text:span text:style-name="T82">The coordinate represents a</text:span><text:span text:style-name="T84">n</text:span><text:span text:style-name="T82"> </text:span><text:span text:style-name="T84">in</text:span><text:span text:style-name="T82">valid hexagon coordinate</text:span><text:span text:style-name="T79">.</text:span></text:p>
              <text:p text:style-name="P38"><text:span text:style-name="T29">Expected Result:</text:span><text:span text:style-name="T74"> </text:span><text:span text:style-name="T82">The piece is not </text:span><text:span text:style-name="T84">visually</text:span><text:span text:style-name="T82"> moved and the error handled.</text:span></text:p>
            </text:list-item>
          </text:list>
        </text:list-item>
        <text:list-item>
          <text:p text:style-name="P140"><text:span text:style-name="T31">shootSpace(PieceEnum piece, HexCoord coord):</text:span></text:p>
          <text:list>
            <text:list-item>
              <text:p text:style-name="P119">Test Case: <text:span text:style-name="T84">A valid </text:span><text:span text:style-name="T85">shot</text:span><text:span text:style-name="T84"> is performed.</text:span></text:p>
              <text:p text:style-name="P119"><text:span text:style-name="T136">Expected Result:</text:span><text:span text:style-name="T74"> </text:span><text:span text:style-name="T85">Only the piece parameter shoots the coordinate and no other shots occur.</text:span></text:p>
            </text:list-item>
            <text:list-item>
              <text:p text:style-name="P119">Test Case: <text:span text:style-name="T82">The coordinate represents a valid hexagon coordinate within bounds</text:span><text:span text:style-name="T79">.</text:span></text:p>
              <text:p text:style-name="P119"><text:span text:style-name="T136">Expected Result:</text:span><text:span text:style-name="T74"> </text:span><text:span text:style-name="T85">A shot is </text:span><text:span text:style-name="T86">visually </text:span><text:span text:style-name="T85">fired from the piece to the coordinate.</text:span></text:p>
            </text:list-item>
            <text:list-item>
              <text:p text:style-name="P119">Test Case: <text:span text:style-name="T82">The coordinate represents a valid hexagon coordinate outside bounds</text:span><text:span text:style-name="T79">.</text:span></text:p>
              <text:p text:style-name="P119"><text:span text:style-name="T136">Expected Result:</text:span><text:span text:style-name="T74"> </text:span><text:span text:style-name="T86">A shot is not visually fired and the error handled.</text:span></text:p>
            </text:list-item>
            <text:list-item>
              <text:p text:style-name="P119">Test Case: <text:span text:style-name="T82">The coordinate represents a</text:span><text:span text:style-name="T84">n</text:span><text:span text:style-name="T82"> </text:span><text:span text:style-name="T84">in</text:span><text:span text:style-name="T82">valid hexagon coordinate</text:span><text:span text:style-name="T79">.</text:span></text:p>
              <text:p text:style-name="P120"><text:span text:style-name="T136">Expected Result:</text:span><text:span text:style-name="T74"> </text:span><text:span text:style-name="T86">A shot is not visually fired and the error handled.</text:span></text:p>
            </text:list-item>
          </text:list>
        </text:list-item>
        <text:list-item>
          <text:p text:style-name="P138"><text:span text:style-name="T31">switchPlayer(PlayerEnum player, PieceEnum piece):</text:span></text:p>
          <text:list>
            <text:list-item>
              <text:p text:style-name="P123">Test Case: <text:span text:style-name="T89">Perform a valid switch.</text:span></text:p>
              <text:p text:style-name="P123"><text:span text:style-name="T136">Expected Result:</text:span><text:span text:style-name="T74"> </text:span><text:span text:style-name="T89">The GameScreen is blacked-out, initializes itself for the new player, prompts the player to begin their turn, and the GameScreen is correct when the player acknowledges its their turn.</text:span></text:p>
            </text:list-item>
            <text:list-item>
              <text:p text:style-name="P121">Test Case: <text:span text:style-name="T82">The </text:span><text:span text:style-name="T87">piece parameter belongs to the team parameter.</text:span></text:p>
              <text:p text:style-name="P121"><text:soft-page-break/><text:span text:style-name="T136">Expected Result:</text:span><text:span text:style-name="T74"> </text:span><text:span text:style-name="T87">The switch visually occurs correctly.</text:span></text:p>
            </text:list-item>
            <text:list-item>
              <text:p text:style-name="P122">Test Case: <text:span text:style-name="T82">The </text:span><text:span text:style-name="T87">piece parameter </text:span><text:span text:style-name="T88">does not</text:span><text:span text:style-name="T87"> belong to the team parameter.</text:span></text:p>
              <text:p text:style-name="P39"><text:span text:style-name="T29">Expected Result:</text:span><text:span text:style-name="T74"> </text:span><text:span text:style-name="T87">The switch </text:span><text:span text:style-name="T88">does not occur and the error handled.</text:span></text:p>
            </text:list-item>
            <text:list-item>
              <text:p text:style-name="P123">Test Case: <text:span text:style-name="T89">Perform a valid switch for a live team.</text:span></text:p>
              <text:p text:style-name="P40"><text:span text:style-name="T29">Expected Result:</text:span><text:span text:style-name="T74"> </text:span><text:span text:style-name="T89">The top teams-bar is updated correctly.</text:span></text:p>
            </text:list-item>
            <text:list-item>
              <text:p text:style-name="P123">Test Case: <text:span text:style-name="T89">Perform a valid switch for a dead team.</text:span></text:p>
              <text:p text:style-name="P40"><text:span text:style-name="T29">Expected Result:</text:span><text:span text:style-name="T74"> </text:span><text:span text:style-name="T89">The GameScreen is not updated and the error handled.</text:span></text:p>
            </text:list-item>
            <text:list-item>
              <text:p text:style-name="P123">Test Case: <text:span text:style-name="T89">Perform a valid switch for a live piece.</text:span></text:p>
              <text:p text:style-name="P40"><text:span text:style-name="T29">Expected Result:</text:span><text:span text:style-name="T74"> </text:span><text:span text:style-name="T90">The game board </text:span><text:span text:style-name="T89">focus and</text:span><text:span text:style-name="T90"> visibility is updated correctly.</text:span></text:p>
            </text:list-item>
            <text:list-item>
              <text:p text:style-name="P124">Test Case: <text:span text:style-name="T89">Perform a valid switch for a </text:span><text:span text:style-name="T91">dead</text:span><text:span text:style-name="T89"> piece.</text:span></text:p>
              <text:p text:style-name="P41"><text:span text:style-name="T29">Expected Result:</text:span><text:span text:style-name="T74"> </text:span><text:span text:style-name="T91">The GameScreen does not update and the error handled.</text:span></text:p>
            </text:list-item>
            <text:list-item>
              <text:p text:style-name="P123">Test Case: <text:span text:style-name="T89">Perform a valid switch for a live piece and dead piece.</text:span></text:p>
              <text:p text:style-name="P40"><text:span text:style-name="T29">Expected Result:</text:span><text:span text:style-name="T74"> </text:span><text:span text:style-name="T90">The game board and piece are positioned correctly.</text:span></text:p>
            </text:list-item>
            <text:list-item>
              <text:p text:style-name="P125">Test Case: <text:span text:style-name="T89">Perform a valid switch.</text:span></text:p>
              <text:p text:style-name="P42"><text:span text:style-name="T29">Expected Result:</text:span><text:span text:style-name="T74"> </text:span><text:span text:style-name="T90">The game board </text:span><text:span text:style-name="T92">and active piece are positioned correctly</text:span><text:span text:style-name="T90">.</text:span></text:p>
            </text:list-item>
            <text:list-item>
              <text:p text:style-name="P126">Test Case: <text:span text:style-name="T89">Perform a valid switch.</text:span></text:p>
              <text:p text:style-name="P43"><text:span text:style-name="T29">Expected Result:</text:span><text:span text:style-name="T74"> </text:span><text:span text:style-name="T90">The </text:span><text:span text:style-name="T93">log is correctly updated for the new team.</text:span></text:p>
            </text:list-item>
            <text:list-item>
              <text:p text:style-name="P127">Test Case: <text:span text:style-name="T89">Perform a</text:span><text:span text:style-name="T94">n</text:span><text:span text:style-name="T89"> </text:span><text:span text:style-name="T94">in</text:span><text:span text:style-name="T89">valid switch.</text:span></text:p>
              <text:p text:style-name="P44"><text:span text:style-name="T29">Expected Result:</text:span><text:span text:style-name="T74"> </text:span><text:span text:style-name="T90">The </text:span><text:span text:style-name="T94">log is not updated and the error handled</text:span><text:span text:style-name="T90">.</text:span></text:p>
            </text:list-item>
          </text:list>
        </text:list-item>
        <text:list-item>
          <text:p text:style-name="P139"><text:span text:style-name="T31">updateLog(TeamEnum team):</text:span></text:p>
          <text:list>
            <text:list-item>
              <text:p text:style-name="P128">Test Case: <text:span text:style-name="T95">The team is a correct team</text:span><text:span text:style-name="T89">.</text:span></text:p>
              <text:p text:style-name="P128"><text:span text:style-name="T136">Expected Result:</text:span><text:span text:style-name="T74"> </text:span><text:span text:style-name="T90">The </text:span><text:span text:style-name="T94">log is updated </text:span><text:span text:style-name="T95">for the correct team</text:span><text:span text:style-name="T90">.</text:span></text:p>
            </text:list-item>
            <text:list-item>
              <text:p text:style-name="P128">Test Case: <text:span text:style-name="T95">The team is </text:span><text:span text:style-name="T96">not </text:span><text:span text:style-name="T95">a correct team</text:span><text:span text:style-name="T89">.</text:span></text:p>
              <text:p text:style-name="P128"><text:span text:style-name="T136">Expected Result:</text:span><text:span text:style-name="T74"> </text:span><text:span text:style-name="T90">The </text:span><text:span text:style-name="T94">log is </text:span><text:span text:style-name="T96">not </text:span><text:span text:style-name="T94">updated</text:span><text:span text:style-name="T90"> </text:span><text:span text:style-name="T96">and the error is handled.</text:span></text:p>
            </text:list-item>
            <text:list-item>
              <text:p text:style-name="P129">Test Case: <text:span text:style-name="T97">Perform a valid log</text:span><text:span text:style-name="T89">.</text:span></text:p>
              <text:p text:style-name="P45"><text:span text:style-name="T29">Expected Result:</text:span><text:span text:style-name="T74"> </text:span><text:span text:style-name="T90">The </text:span><text:span text:style-name="T94">log </text:span><text:span text:style-name="T97">data belongs to the team</text:span><text:span text:style-name="T90">.</text:span></text:p>
            </text:list-item>
          </text:list>
        </text:list-item>
        <text:list-item>
          <text:p text:style-name="P139"><text:span text:style-name="T31">pan(int deltaX, int deltaY):</text:span></text:p>
          <text:list>
            <text:list-item>
              <text:p text:style-name="P130">Test Case: <text:span text:style-name="T98">The deltaX and deltaY keep the board position within the limits</text:span><text:span text:style-name="T89">.</text:span></text:p>
              <text:p text:style-name="P130"><text:span text:style-name="T136">Expected Result:</text:span><text:span text:style-name="T74"> </text:span><text:span text:style-name="T90">The </text:span><text:span text:style-name="T98">pan is correctly performed </text:span><text:span text:style-name="T99">according to the changes.</text:span></text:p>
            </text:list-item>
            <text:list-item>
              <text:p text:style-name="P131">Test Case: <text:span text:style-name="T98">The deltaX and deltaY </text:span><text:span text:style-name="T100">push</text:span><text:span text:style-name="T98"> the board position </text:span><text:span text:style-name="T100">outside</text:span><text:span text:style-name="T98"> the limits</text:span><text:span text:style-name="T89">.</text:span></text:p>
              <text:p text:style-name="P131"><text:span text:style-name="T136">Expected Result:</text:span><text:span text:style-name="T74"> </text:span><text:span text:style-name="T90">The </text:span><text:span text:style-name="T98">pan is correctly performed </text:span><text:span text:style-name="T100">only up to </text:span><text:span text:style-name="T101">the position</text:span><text:span text:style-name="T100"> limits.</text:span></text:p>
            </text:list-item>
            <text:list-item>
              <text:p text:style-name="P132">Test Case:<text:span text:style-name="T89"> </text:span><text:span text:style-name="T101">Perform a valid pan.</text:span></text:p>
              <text:p text:style-name="P46"><text:span text:style-name="T29">Expected Result:</text:span><text:span text:style-name="T74"> </text:span><text:span text:style-name="T90">T</text:span><text:span text:style-name="T101">he change in the board’</text:span><text:span text:style-name="T102">s visual</text:span><text:span text:style-name="T101"> position remains after panning.</text:span></text:p>
            </text:list-item>
          </text:list>
        </text:list-item>
        <text:list-item>
          <text:p text:style-name="P56">showContextMenu(), promptEndTurn(), promptQuit(), and showTransition():</text:p>
          <text:list>
            <text:list-item>
              <text:p text:style-name="P133">Test Case: <text:span text:style-name="T103">Invoke showContextMenu().</text:span></text:p>
              <text:p text:style-name="P133"><text:span text:style-name="T136">Expected Result:</text:span><text:span text:style-name="T74"> </text:span><text:span text:style-name="T103">The context menu is shown, sends the correct event upon a choice being clicked, and disappears.</text:span></text:p>
            </text:list-item>
            <text:list-item>
              <text:p text:style-name="P134">Test Case: <text:span text:style-name="T103">Invoke </text:span><text:span text:style-name="T83">promptEndTurn</text:span><text:span text:style-name="T103">().</text:span></text:p>
              <text:p text:style-name="P133"><text:span text:style-name="T136">Expected Result:</text:span><text:span text:style-name="T74"> </text:span><text:span text:style-name="T103">The </text:span><text:span text:style-name="T104">end turn prompt</text:span><text:span text:style-name="T103"> is shown, sends the correct event upon a choice being clicked, and disappears.</text:span></text:p>
            </text:list-item>
            <text:list-item>
              <text:p text:style-name="P134">Test Case: <text:span text:style-name="T103">Invoke </text:span><text:span text:style-name="T83">promptQuit</text:span><text:span text:style-name="T103">().</text:span></text:p>
              <text:p text:style-name="P134"><text:span text:style-name="T136">Expected Result:</text:span><text:span text:style-name="T74"> </text:span><text:span text:style-name="T103">The </text:span><text:span text:style-name="T104">quit game prompt</text:span><text:span text:style-name="T103"> is shown, sends the correct event upon a choice being clicked, and disappears.</text:span></text:p>
            </text:list-item>
            <text:list-item>
              <text:p text:style-name="P134">Test Case: <text:span text:style-name="T103">Invoke </text:span><text:span text:style-name="T83">showTransition</text:span><text:span text:style-name="T103">().</text:span></text:p>
              <text:p text:style-name="P134"><text:span text:style-name="T136">Expected Result:</text:span><text:span text:style-name="T74"> </text:span><text:span text:style-name="T103">The </text:span><text:span text:style-name="T104">GameScreen turns black for the transition and the prompt prompting the next team to acknowledge it is their turn appears and disappears after the team acknowledges. </text:span></text:p>
            </text:list-item>
            <text:list-item>
              <text:p text:style-name="P135">Test Case: <text:span text:style-name="T105">Click each button</text:span><text:span text:style-name="T103">.</text:span></text:p>
              <text:p text:style-name="P135"><text:span text:style-name="T136">Expected Result:</text:span><text:span text:style-name="T74"> </text:span><text:span text:style-name="T105">Each button performs its intended operation.</text:span><text:span text:style-name="T104"> </text:span></text:p>
            </text:list-item>
          </text:list>
        </text:list-item>
      </text:list>
      <text:p text:style-name="P2"><text:tab/></text:p>
      <text:p text:style-name="P47">Proposed chang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5:18:46.818658918</meta:creation-date>
    <dc:date>2016-11-05T17:49:03.889427767</dc:date>
    <meta:editing-duration>PT4H52M49S</meta:editing-duration>
    <meta:editing-cycles>151</meta:editing-cycles>
    <meta:generator>LibreOffice/5.1.4.2$Linux_X86_64 LibreOffice_project/10m0$Build-2</meta:generator>
    <meta:document-statistic meta:table-count="0" meta:image-count="0" meta:object-count="0" meta:page-count="7" meta:paragraph-count="289" meta:word-count="3903" meta:character-count="23213" meta:non-whitespace-character-count="19825"/>
  </office:meta>
</office:document-meta>
</file>